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style:font-name="DejaVu Sans Mono" fo:font-size="7pt" officeooo:rsid="0024f099" officeooo:paragraph-rsid="0024f099" style:font-size-asian="7pt" style:font-size-complex="7pt"/>
    </style:style>
    <style:style style:name="T1" style:family="text">
      <style:text-properties officeooo:rsid="0026d9b9"/>
    </style:style>
    <style:style style:name="T2" style:family="text">
      <style:text-properties officeooo:rsid="0034d28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nuary</text:p>
      <text:p text:style-name="P2"/>
      <text:p text:style-name="P2"/>
      <text:p text:style-name="P2"/>
      <text:p text:style-name="P2"/>
      <text:p text:style-name="P2"/>
      <text:p text:style-name="P2">1 - W</text:p>
      <text:p text:style-name="P2">0500 1.66</text:p>
      <text:p text:style-name="P2">1118 4.40</text:p>
      <text:p text:style-name="P2">1724 1.55</text:p>
      <text:p text:style-name="P2">2337 4.50</text:p>
      <text:p text:style-name="P2"/>
      <text:p text:style-name="P2">2 - TH</text:p>
      <text:p text:style-name="P2">0547 1.44</text:p>
      <text:p text:style-name="P2">1155 4.61</text:p>
      <text:p text:style-name="P2">1810 1.33</text:p>
      <text:p text:style-name="P2"/>
      <text:p text:style-name="P2"/>
      <text:p text:style-name="P2">3 - F</text:p>
      <text:p text:style-name="P2">0013 4.73</text:p>
      <text:p text:style-name="P2">0632 1.22</text:p>
      <text:p text:style-name="P2">1232 4.86</text:p>
      <text:p text:style-name="P2">1853 1.12</text:p>
      <text:p text:style-name="P2"/>
      <text:p text:style-name="P2">4 - SA</text:p>
      <text:p text:style-name="P2">0051 4.98</text:p>
      <text:p text:style-name="P2">0714 1.02</text:p>
      <text:p text:style-name="P2">1310 5.10</text:p>
      <text:p text:style-name="P2">1935 0.93</text:p>
      <text:p text:style-name="P2"/>
      <text:p text:style-name="P2">5 - SU</text:p>
      <text:p text:style-name="P2">0130 5.21</text:p>
      <text:p text:style-name="P2">0756 0.85</text:p>
      <text:p text:style-name="P2">1350 5.31</text:p>
      <text:p text:style-name="P2">2017 0.79</text:p>
      <text:p text:style-name="P2"/>
      <text:p text:style-name="P2">6 - M</text:p>
      <text:p text:style-name="P2">0211 5.39</text:p>
      <text:p text:style-name="P2">0838 0.74</text:p>
      <text:p text:style-name="P2">1433 5.46</text:p>
      <text:p text:style-name="P2">2059 0.71</text:p>
      <text:p text:style-name="P2"/>
      <text:p text:style-name="P2">7 - TU</text:p>
      <text:p text:style-name="P2">0255 5.51</text:p>
      <text:p text:style-name="P2">0921 0.70</text:p>
      <text:p text:style-name="P2">1518 5.54</text:p>
      <text:p text:style-name="P2">2142 0.70</text:p>
      <text:p text:style-name="P2"/>
      <text:p text:style-name="P2">8 - W</text:p>
      <text:p text:style-name="P2">0341 5.55</text:p>
      <text:p text:style-name="P2">1005 0.73</text:p>
      <text:p text:style-name="P2">1605 5.53</text:p>
      <text:p text:style-name="P2">2228 0.76</text:p>
      <text:p text:style-name="P2"/>
      <text:p text:style-name="P2">9 - TH</text:p>
      <text:p text:style-name="P2">0430 5.50</text:p>
      <text:p text:style-name="P2">1052 0.82</text:p>
      <text:p text:style-name="P2">1656 5.45</text:p>
      <text:p text:style-name="P2">2317 0.88</text:p>
      <text:p text:style-name="P2"/>
      <text:p text:style-name="P2">10 - F</text:p>
      <text:p text:style-name="P2">0523 5.39</text:p>
      <text:p text:style-name="P2">1143 0.95</text:p>
      <text:p text:style-name="P2">1751 5.32</text:p>
      <text:p text:style-name="P2"/>
      <text:p text:style-name="P2"/>
      <text:p text:style-name="P2">11 - SA</text:p>
      <text:p text:style-name="P2">0011 1.03</text:p>
      <text:p text:style-name="P2">0620 5.24</text:p>
      <text:p text:style-name="P2">1240 1.11</text:p>
      <text:p text:style-name="P2">1851 5.17</text:p>
      <text:p text:style-name="P2"/>
      <text:p text:style-name="P2">12 - SU</text:p>
      <text:p text:style-name="P2">0111 1.18</text:p>
      <text:p text:style-name="P2">0722 5.10</text:p>
      <text:p text:style-name="P2">1343 1.24</text:p>
      <text:p text:style-name="P2">1955 5.05</text:p>
      <text:p text:style-name="P2"/>
      <text:p text:style-name="P2">13 - M</text:p>
      <text:p text:style-name="P2">0218 1.28</text:p>
      <text:p text:style-name="P2">0829 5.02</text:p>
      <text:p text:style-name="P2">1452 1.30</text:p>
      <text:p text:style-name="P2">2104 5.01</text:p>
      <text:p text:style-name="P2"/>
      <text:p text:style-name="P2">14 - TU</text:p>
      <text:p text:style-name="P2">0327 1.29</text:p>
      <text:p text:style-name="P2">0938 5.03</text:p>
      <text:p text:style-name="P2">1602 1.26</text:p>
      <text:p text:style-name="P2">2211 5.07</text:p>
      <text:p text:style-name="P2"/>
      <text:p text:style-name="P2">15 - W</text:p>
      <text:p text:style-name="P2">0435 1.21</text:p>
      <text:p text:style-name="P2">1043 5.13</text:p>
      <text:p text:style-name="P2">1706 1.15</text:p>
      <text:p text:style-name="P2">2314 5.20</text:p>
      <text:p text:style-name="P2"/>
      <text:p text:style-name="P2">16 - TH</text:p>
      <text:p text:style-name="P2">0535 1.08</text:p>
      <text:p text:style-name="P2">1144 5.27</text:p>
      <text:p text:style-name="P2">1803 1.00</text:p>
      <text:p text:style-name="P2"/>
      <text:p text:style-name="P2"/>
      <text:p text:style-name="P2">17 - F</text:p>
      <text:p text:style-name="P2">0012 5.35</text:p>
      <text:p text:style-name="P2">0628 0.94</text:p>
      <text:p text:style-name="P2">1239 5.41</text:p>
      <text:p text:style-name="P2">1853 0.88</text:p>
      <text:p text:style-name="P2"/>
      <text:p text:style-name="P2">18 - SA</text:p>
      <text:p text:style-name="P2">0105 5.47</text:p>
      <text:p text:style-name="P2">0716 0.83</text:p>
      <text:p text:style-name="P2">1330 5.51</text:p>
      <text:p text:style-name="P2">1938 0.80</text:p>
      <text:p text:style-name="P2"/>
      <text:p text:style-name="P2">19 - SU</text:p>
      <text:p text:style-name="P2">0154 5.53</text:p>
      <text:p text:style-name="P2">0759 0.78</text:p>
      <text:p text:style-name="P2">1417 5.53</text:p>
      <text:p text:style-name="P2">2020 0.77</text:p>
      <text:p text:style-name="P2"/>
      <text:p text:style-name="P2">20 - M</text:p>
      <text:p text:style-name="P2">0240 5.51</text:p>
      <text:p text:style-name="P2">0839 0.79</text:p>
      <text:p text:style-name="P2">1501 5.46</text:p>
      <text:p text:style-name="P2">2059 0.82</text:p>
      <text:p text:style-name="P2"/>
      <text:p text:style-name="P2">21 - TU</text:p>
      <text:p text:style-name="P2">0323 5.40</text:p>
      <text:p text:style-name="P2">0918 0.86</text:p>
      <text:p text:style-name="P2">1543 5.32</text:p>
      <text:p text:style-name="P2">2137 0.92</text:p>
      <text:p text:style-name="P2"/>
      <text:p text:style-name="P2">22 - W</text:p>
      <text:p text:style-name="P2">0403 5.22</text:p>
      <text:p text:style-name="P2">0956 0.99</text:p>
      <text:p text:style-name="P2">1623 5.11</text:p>
      <text:p text:style-name="P2">2215 1.07</text:p>
      <text:p text:style-name="P2"/>
      <text:p text:style-name="P2">23 - TH</text:p>
      <text:p text:style-name="P2">0442 4.99</text:p>
      <text:p text:style-name="P2">1034 1.16</text:p>
      <text:p text:style-name="P2">1700 4.87</text:p>
      <text:p text:style-name="P2">2253 1.25</text:p>
      <text:p text:style-name="P2"/>
      <text:p text:style-name="P2">24 - F</text:p>
      <text:p text:style-name="P2">0518 4.74</text:p>
      <text:p text:style-name="P2">1114 1.36</text:p>
      <text:p text:style-name="P2">1735 4.61</text:p>
      <text:p text:style-name="P2">2334 1.46</text:p>
      <text:p text:style-name="P2"/>
      <text:p text:style-name="P2">25 - SA</text:p>
      <text:p text:style-name="P2">0553 4.49</text:p>
      <text:p text:style-name="P2">1156 1.57</text:p>
      <text:p text:style-name="P2">1810 4.38</text:p>
      <text:p text:style-name="P2"/>
      <text:p text:style-name="P2"/>
      <text:p text:style-name="P2">26 - SU</text:p>
      <text:p text:style-name="P2">0019 1.68</text:p>
      <text:p text:style-name="P2">0629 4.27</text:p>
      <text:p text:style-name="P2">1244 1.77</text:p>
      <text:p text:style-name="P2">1849 4.18</text:p>
      <text:p text:style-name="P2"/>
      <text:p text:style-name="P2">27 - M</text:p>
      <text:p text:style-name="P2">0110 1.86</text:p>
      <text:p text:style-name="P2">0712 4.11</text:p>
      <text:p text:style-name="P2">1338 1.94</text:p>
      <text:p text:style-name="P2">1938 4.05</text:p>
      <text:p text:style-name="P2"/>
      <text:p text:style-name="P2">28 - TU</text:p>
      <text:p text:style-name="P2">0209 1.99</text:p>
      <text:p text:style-name="P2">0808 4.01</text:p>
      <text:p text:style-name="P2">1441 2.01</text:p>
      <text:p text:style-name="P2">2041 4.00</text:p>
      <text:p text:style-name="P2"/>
      <text:p text:style-name="P2">29 - W</text:p>
      <text:p text:style-name="P2">0315 2.00</text:p>
      <text:p text:style-name="P2">0916 4.03</text:p>
      <text:p text:style-name="P2">1548 1.96</text:p>
      <text:p text:style-name="P2">2151 4.08</text:p>
      <text:p text:style-name="P2"/>
      <text:p text:style-name="P2">30 - TH</text:p>
      <text:p text:style-name="P2">0421 1.89</text:p>
      <text:p text:style-name="P2">1024 4.17</text:p>
      <text:p text:style-name="P2">1652 1.78</text:p>
      <text:p text:style-name="P2">2254 4.29</text:p>
      <text:p text:style-name="P2"/>
      <text:p text:style-name="P2">31 - F</text:p>
      <text:p text:style-name="P2">0521 1.66</text:p>
      <text:p text:style-name="P2">1122 4.43</text:p>
      <text:p text:style-name="P2">1748 1.52</text:p>
      <text:p text:style-name="P2">2347 4.59</text:p>
      <text:p text:style-name="P2"/>
      <text:p text:style-name="P2">February</text:p>
      <text:p text:style-name="P2"/>
      <text:p text:style-name="P2"/>
      <text:p text:style-name="P2"/>
      <text:p text:style-name="P2"/>
      <text:p text:style-name="P2"/>
      <text:p text:style-name="P2">1 - SA</text:p>
      <text:p text:style-name="P2">0613 1.36</text:p>
      <text:p text:style-name="P2">1211 4.75</text:p>
      <text:p text:style-name="P2">1838 1.21</text:p>
      <text:p text:style-name="P2"/>
      <text:p text:style-name="P2"/>
      <text:p text:style-name="P2">2 - SU</text:p>
      <text:p text:style-name="P2">0034 4.92</text:p>
      <text:p text:style-name="P2">0701 1.06</text:p>
      <text:p text:style-name="P2">1256 5.10</text:p>
      <text:p text:style-name="P2">1923 0.91</text:p>
      <text:p text:style-name="P2"/>
      <text:p text:style-name="P2">3 - M</text:p>
      <text:p text:style-name="P2">0118 5.26</text:p>
      <text:p text:style-name="P2">0745 0.78</text:p>
      <text:p text:style-name="P2">1340 5.41</text:p>
      <text:p text:style-name="P2">2006 0.66</text:p>
      <text:p text:style-name="P2"/>
      <text:p text:style-name="P2">4 - TU</text:p>
      <text:p text:style-name="P2">0202 5.55</text:p>
      <text:p text:style-name="P2">0827 0.56</text:p>
      <text:p text:style-name="P2">1423 5.67</text:p>
      <text:p text:style-name="P2">2048 0.49</text:p>
      <text:p text:style-name="P2"/>
      <text:p text:style-name="P2">5 - W</text:p>
      <text:p text:style-name="P2">0245 5.76</text:p>
      <text:p text:style-name="P2">0908 0.43</text:p>
      <text:p text:style-name="P2">1507 5.83</text:p>
      <text:p text:style-name="P2">2129 0.41</text:p>
      <text:p text:style-name="P2"/>
      <text:p text:style-name="P2">6 - TH</text:p>
      <text:p text:style-name="P2">0329 5.87</text:p>
      <text:p text:style-name="P2">0949 0.41</text:p>
      <text:p text:style-name="P2">1551 5.87</text:p>
      <text:p text:style-name="P2">2210 0.43</text:p>
      <text:p text:style-name="P2"/>
      <text:p text:style-name="P2">7 - F</text:p>
      <text:p text:style-name="P2">0414 5.85</text:p>
      <text:p text:style-name="P2">1031 0.48</text:p>
      <text:p text:style-name="P2">1638 5.79</text:p>
      <text:p text:style-name="P2">2253 0.56</text:p>
      <text:p text:style-name="P2"/>
      <text:p text:style-name="P2">8 - SA</text:p>
      <text:p text:style-name="P2">0502 5.71</text:p>
      <text:p text:style-name="P2">1116 0.66</text:p>
      <text:p text:style-name="P2">1727 5.60</text:p>
      <text:p text:style-name="P2">2340 0.78</text:p>
      <text:p text:style-name="P2"/>
      <text:p text:style-name="P2">9 - SU</text:p>
      <text:p text:style-name="P2">0554 5.47</text:p>
      <text:p text:style-name="P2">1205 0.91</text:p>
      <text:p text:style-name="P2">1822 5.33</text:p>
      <text:p text:style-name="P2"/>
      <text:p text:style-name="P2"/>
      <text:p text:style-name="P2">10 - M</text:p>
      <text:p text:style-name="P2">0032 1.05</text:p>
      <text:p text:style-name="P2">0651 5.19</text:p>
      <text:p text:style-name="P2">1302 1.20</text:p>
      <text:p text:style-name="P2">1923 5.05</text:p>
      <text:p text:style-name="P2"/>
      <text:p text:style-name="P2">11 - TU</text:p>
      <text:p text:style-name="P2">0134 1.33</text:p>
      <text:p text:style-name="P2">0757 4.93</text:p>
      <text:p text:style-name="P2">1410 1.44</text:p>
      <text:p text:style-name="P2">2033 4.84</text:p>
      <text:p text:style-name="P2"/>
      <text:p text:style-name="P2">12 - W</text:p>
      <text:p text:style-name="P2">0248 1.52</text:p>
      <text:p text:style-name="P2">0910 4.78</text:p>
      <text:p text:style-name="P2">1529 1.55</text:p>
      <text:p text:style-name="P2">2148 4.77</text:p>
      <text:p text:style-name="P2"/>
      <text:p text:style-name="P2">13 - TH</text:p>
      <text:p text:style-name="P2">0409 1.54</text:p>
      <text:p text:style-name="P2">1025 4.81</text:p>
      <text:p text:style-name="P2">1647 1.48</text:p>
      <text:p text:style-name="P2">2300 4.87</text:p>
      <text:p text:style-name="P2"/>
      <text:p text:style-name="P2">14 - F</text:p>
      <text:p text:style-name="P2">0522 1.40</text:p>
      <text:p text:style-name="P2">1133 4.97</text:p>
      <text:p text:style-name="P2">1753 1.30</text:p>
      <text:p text:style-name="P2"/>
      <text:p text:style-name="P2"/>
      <text:p text:style-name="P2">15 - SA</text:p>
      <text:p text:style-name="P2">0003 5.07</text:p>
      <text:p text:style-name="P2">0620 1.19</text:p>
      <text:p text:style-name="P2">1231 5.18</text:p>
      <text:p text:style-name="P2">1845 1.09</text:p>
      <text:p text:style-name="P2"/>
      <text:p text:style-name="P2">16 - SU</text:p>
      <text:p text:style-name="P2">0057 5.28</text:p>
      <text:p text:style-name="P2">0708 1.00</text:p>
      <text:p text:style-name="P2">1322 5.36</text:p>
      <text:p text:style-name="P2">1929 0.92</text:p>
      <text:p text:style-name="P2"/>
      <text:p text:style-name="P2">17 - M</text:p>
      <text:p text:style-name="P2">0145 5.43</text:p>
      <text:p text:style-name="P2">0748 0.85</text:p>
      <text:p text:style-name="P2">1406 5.47</text:p>
      <text:p text:style-name="P2">2007 0.81</text:p>
      <text:p text:style-name="P2"/>
      <text:p text:style-name="P2">18 - TU</text:p>
      <text:p text:style-name="P2">0227 5.48</text:p>
      <text:p text:style-name="P2">0824 0.78</text:p>
      <text:p text:style-name="P2">1446 5.48</text:p>
      <text:p text:style-name="P2">2041 0.76</text:p>
      <text:p text:style-name="P2"/>
      <text:p text:style-name="P2">19 - W</text:p>
      <text:p text:style-name="P2">0305 5.44</text:p>
      <text:p text:style-name="P2">0858 0.77</text:p>
      <text:p text:style-name="P2">1522 5.39</text:p>
      <text:p text:style-name="P2">2115 0.79</text:p>
      <text:p text:style-name="P2"/>
      <text:p text:style-name="P2">20 - TH</text:p>
      <text:p text:style-name="P2">0339 5.32</text:p>
      <text:p text:style-name="P2">0931 0.83</text:p>
      <text:p text:style-name="P2">1554 5.23</text:p>
      <text:p text:style-name="P2">2148 0.88</text:p>
      <text:p text:style-name="P2"/>
      <text:p text:style-name="P2">21 - F</text:p>
      <text:p text:style-name="P2">0408 5.13</text:p>
      <text:p text:style-name="P2">1004 0.95</text:p>
      <text:p text:style-name="P2">1621 5.03</text:p>
      <text:p text:style-name="P2">2221 1.03</text:p>
      <text:p text:style-name="P2"/>
      <text:p text:style-name="P2">22 - SA</text:p>
      <text:p text:style-name="P2">0434 4.93</text:p>
      <text:p text:style-name="P2">1038 1.13</text:p>
      <text:p text:style-name="P2">1646 4.82</text:p>
      <text:p text:style-name="P2">2256 1.23</text:p>
      <text:p text:style-name="P2"/>
      <text:p text:style-name="P2">23 - SU</text:p>
      <text:p text:style-name="P2">0458 4.72</text:p>
      <text:p text:style-name="P2">1115 1.35</text:p>
      <text:p text:style-name="P2">1711 4.62</text:p>
      <text:p text:style-name="P2">2334 1.47</text:p>
      <text:p text:style-name="P2"/>
      <text:p text:style-name="P2">24 - M</text:p>
      <text:p text:style-name="P2">0525 4.52</text:p>
      <text:p text:style-name="P2">1155 1.60</text:p>
      <text:p text:style-name="P2">1743 4.42</text:p>
      <text:p text:style-name="P2"/>
      <text:p text:style-name="P2"/>
      <text:p text:style-name="P2">25 - TU</text:p>
      <text:p text:style-name="P2">0018 1.73</text:p>
      <text:p text:style-name="P2">0603 4.32</text:p>
      <text:p text:style-name="P2">1243 1.85</text:p>
      <text:p text:style-name="P2">1826 4.22</text:p>
      <text:p text:style-name="P2"/>
      <text:p text:style-name="P2">26 - W</text:p>
      <text:p text:style-name="P2">0113 1.96</text:p>
      <text:p text:style-name="P2">0655 4.13</text:p>
      <text:p text:style-name="P2">1347 2.05</text:p>
      <text:p text:style-name="P2">1929 4.05</text:p>
      <text:p text:style-name="P2"/>
      <text:p text:style-name="P2">27 - TH</text:p>
      <text:p text:style-name="P2">0226 2.09</text:p>
      <text:p text:style-name="P2">0809 4.01</text:p>
      <text:p text:style-name="P2">1507 2.09</text:p>
      <text:p text:style-name="P2">2053 4.01</text:p>
      <text:p text:style-name="P2"/>
      <text:p text:style-name="P2">28 - F</text:p>
      <text:p text:style-name="P2">0348 2.03</text:p>
      <text:p text:style-name="P2">0939 4.08</text:p>
      <text:p text:style-name="P2">1626 1.92</text:p>
      <text:p text:style-name="P2">2221 4.2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March</text:p>
      <text:p text:style-name="P2"/>
      <text:p text:style-name="P2"/>
      <text:p text:style-name="P2"/>
      <text:p text:style-name="P2"/>
      <text:p text:style-name="P2"/>
      <text:p text:style-name="P2">1 - SA</text:p>
      <text:p text:style-name="P2">0501 1.76</text:p>
      <text:p text:style-name="P2">1057 4.37</text:p>
      <text:p text:style-name="P2">1731 1.58</text:p>
      <text:p text:style-name="P2">2328 4.57</text:p>
      <text:p text:style-name="P2"/>
      <text:p text:style-name="P2">2 - SU</text:p>
      <text:p text:style-name="P2">0559 1.38</text:p>
      <text:p text:style-name="P2">1155 4.78</text:p>
      <text:p text:style-name="P2">1824 1.17</text:p>
      <text:p text:style-name="P2"/>
      <text:p text:style-name="P2"/>
      <text:p text:style-name="P2">3 - M</text:p>
      <text:p text:style-name="P2">0020 5.00</text:p>
      <text:p text:style-name="P2">0647 0.97</text:p>
      <text:p text:style-name="P2">1243 5.22</text:p>
      <text:p text:style-name="P2">1909 0.78</text:p>
      <text:p text:style-name="P2"/>
      <text:p text:style-name="P2">4 - TU</text:p>
      <text:p text:style-name="P2">0105 5.43</text:p>
      <text:p text:style-name="P2">0730 0.61</text:p>
      <text:p text:style-name="P2">1326 5.62</text:p>
      <text:p text:style-name="P2">1951 0.46</text:p>
      <text:p text:style-name="P2"/>
      <text:p text:style-name="P2">5 - W</text:p>
      <text:p text:style-name="P2">0147 5.79</text:p>
      <text:p text:style-name="P2">0811 0.33</text:p>
      <text:p text:style-name="P2">1408 5.93</text:p>
      <text:p text:style-name="P2">2030 0.24</text:p>
      <text:p text:style-name="P2"/>
      <text:p text:style-name="P2">6 - TH</text:p>
      <text:p text:style-name="P2">0229 6.04</text:p>
      <text:p text:style-name="P2">0849 0.18</text:p>
      <text:p text:style-name="P2">1450 6.11</text:p>
      <text:p text:style-name="P2">2109 0.15</text:p>
      <text:p text:style-name="P2"/>
      <text:p text:style-name="P2">7 - F</text:p>
      <text:p text:style-name="P2">0311 6.15</text:p>
      <text:p text:style-name="P2">0928 0.15</text:p>
      <text:p text:style-name="P2">1532 6.14</text:p>
      <text:p text:style-name="P2">2147 0.19</text:p>
      <text:p text:style-name="P2"/>
      <text:p text:style-name="P2">8 - SA</text:p>
      <text:p text:style-name="P2">0354 6.09</text:p>
      <text:p text:style-name="P2">1007 0.27</text:p>
      <text:p text:style-name="P2">1616 6.00</text:p>
      <text:p text:style-name="P2">2227 0.37</text:p>
      <text:p text:style-name="P2"/>
      <text:p text:style-name="P2">9 - SU</text:p>
      <text:p text:style-name="P2">0439 5.88</text:p>
      <text:p text:style-name="P2">1047 0.51</text:p>
      <text:p text:style-name="P2">1703 5.73</text:p>
      <text:p text:style-name="P2">2309 0.67</text:p>
      <text:p text:style-name="P2"/>
      <text:p text:style-name="P2">10 - M</text:p>
      <text:p text:style-name="P2">0527 5.55</text:p>
      <text:p text:style-name="P2">1132 0.85</text:p>
      <text:p text:style-name="P2">1754 5.35</text:p>
      <text:p text:style-name="P2">2357 1.05</text:p>
      <text:p text:style-name="P2"/>
      <text:p text:style-name="P2">11 - TU</text:p>
      <text:p text:style-name="P2">0622 5.14</text:p>
      <text:p text:style-name="P2">1225 1.25</text:p>
      <text:p text:style-name="P2">1854 4.94</text:p>
      <text:p text:style-name="P2"/>
      <text:p text:style-name="P2"/>
      <text:p text:style-name="P2">12 - W</text:p>
      <text:p text:style-name="P2">0056 1.44</text:p>
      <text:p text:style-name="P2">0728 4.76</text:p>
      <text:p text:style-name="P2">1332 1.61</text:p>
      <text:p text:style-name="P2">2007 4.61</text:p>
      <text:p text:style-name="P2"/>
      <text:p text:style-name="P2">13 - TH</text:p>
      <text:p text:style-name="P2">0215 1.74</text:p>
      <text:p text:style-name="P2">0849 4.52</text:p>
      <text:p text:style-name="P2">1502 1.81</text:p>
      <text:p text:style-name="P2">2131 4.51</text:p>
      <text:p text:style-name="P2"/>
      <text:p text:style-name="P2">14 - F</text:p>
      <text:p text:style-name="P2">0351 1.80</text:p>
      <text:p text:style-name="P2">1013 4.55</text:p>
      <text:p text:style-name="P2">1635 1.73</text:p>
      <text:p text:style-name="P2">2250 4.65</text:p>
      <text:p text:style-name="P2"/>
      <text:p text:style-name="P2">15 - SA</text:p>
      <text:p text:style-name="P2">0512 1.61</text:p>
      <text:p text:style-name="P2">1124 4.77</text:p>
      <text:p text:style-name="P2">1744 1.47</text:p>
      <text:p text:style-name="P2">2354 4.91</text:p>
      <text:p text:style-name="P2"/>
      <text:p text:style-name="P2">16 - SU</text:p>
      <text:p text:style-name="P2">0610 1.34</text:p>
      <text:p text:style-name="P2">1221 5.05</text:p>
      <text:p text:style-name="P2">1833 1.20</text:p>
      <text:p text:style-name="P2"/>
      <text:p text:style-name="P2"/>
      <text:p text:style-name="P2">17 - M</text:p>
      <text:p text:style-name="P2">0046 5.18</text:p>
      <text:p text:style-name="P2">0653 1.08</text:p>
      <text:p text:style-name="P2">1308 5.29</text:p>
      <text:p text:style-name="P2">1912 0.98</text:p>
      <text:p text:style-name="P2"/>
      <text:p text:style-name="P2">18 - TU</text:p>
      <text:p text:style-name="P2">0129 5.37</text:p>
      <text:p text:style-name="P2">0729 0.89</text:p>
      <text:p text:style-name="P2">1348 5.43</text:p>
      <text:p text:style-name="P2">1945 0.82</text:p>
      <text:p text:style-name="P2"/>
      <text:p text:style-name="P2">19 - W</text:p>
      <text:p text:style-name="P2">0206 5.46</text:p>
      <text:p text:style-name="P2">0801 0.76</text:p>
      <text:p text:style-name="P2">1423 5.46</text:p>
      <text:p text:style-name="P2">2016 0.73</text:p>
      <text:p text:style-name="P2"/>
      <text:p text:style-name="P2">20 - TH</text:p>
      <text:p text:style-name="P2">0239 5.44</text:p>
      <text:p text:style-name="P2">0831 0.71</text:p>
      <text:p text:style-name="P2">1453 5.41</text:p>
      <text:p text:style-name="P2">2046 0.71</text:p>
      <text:p text:style-name="P2"/>
      <text:p text:style-name="P2">21 - F</text:p>
      <text:p text:style-name="P2">0307 5.35</text:p>
      <text:p text:style-name="P2">0901 0.73</text:p>
      <text:p text:style-name="P2">1519 5.29</text:p>
      <text:p text:style-name="P2">2117 0.76</text:p>
      <text:p text:style-name="P2"/>
      <text:p text:style-name="P2">22 - SA</text:p>
      <text:p text:style-name="P2">0330 5.22</text:p>
      <text:p text:style-name="P2">0932 0.82</text:p>
      <text:p text:style-name="P2">1540 5.15</text:p>
      <text:p text:style-name="P2">2148 0.89</text:p>
      <text:p text:style-name="P2"/>
      <text:p text:style-name="P2">23 - SU</text:p>
      <text:p text:style-name="P2">0351 5.08</text:p>
      <text:p text:style-name="P2">1004 0.98</text:p>
      <text:p text:style-name="P2">1602 5.00</text:p>
      <text:p text:style-name="P2">2220 1.08</text:p>
      <text:p text:style-name="P2"/>
      <text:p text:style-name="P2">24 - M</text:p>
      <text:p text:style-name="P2">0414 4.93</text:p>
      <text:p text:style-name="P2">1038 1.19</text:p>
      <text:p text:style-name="P2">1628 4.84</text:p>
      <text:p text:style-name="P2">2256 1.32</text:p>
      <text:p text:style-name="P2"/>
      <text:p text:style-name="P2">25 - TU</text:p>
      <text:p text:style-name="P2">0444 4.75</text:p>
      <text:p text:style-name="P2">1115 1.46</text:p>
      <text:p text:style-name="P2">1702 4.64</text:p>
      <text:p text:style-name="P2">2336 1.61</text:p>
      <text:p text:style-name="P2"/>
      <text:p text:style-name="P2">26 - W</text:p>
      <text:p text:style-name="P2">0523 4.52</text:p>
      <text:p text:style-name="P2">1201 1.75</text:p>
      <text:p text:style-name="P2">1748 4.40</text:p>
      <text:p text:style-name="P2"/>
      <text:p text:style-name="P2"/>
      <text:p text:style-name="P2">27 - TH</text:p>
      <text:p text:style-name="P2">0030 1.89</text:p>
      <text:p text:style-name="P2">0617 4.27</text:p>
      <text:p text:style-name="P2">1305 2.01</text:p>
      <text:p text:style-name="P2">1851 4.15</text:p>
      <text:p text:style-name="P2"/>
      <text:p text:style-name="P2">28 - F</text:p>
      <text:p text:style-name="P2">0148 2.09</text:p>
      <text:p text:style-name="P2">0733 4.08</text:p>
      <text:p text:style-name="P2">1436 2.10</text:p>
      <text:p text:style-name="P2">2021 4.06</text:p>
      <text:p text:style-name="P2"/>
      <text:p text:style-name="P2">29 - SA</text:p>
      <text:p text:style-name="P2">0323 2.04</text:p>
      <text:p text:style-name="P2">0911 4.12</text:p>
      <text:p text:style-name="P2">1604 1.91</text:p>
      <text:p text:style-name="P2">2156 4.26</text:p>
      <text:p text:style-name="P2"/>
      <text:p text:style-name="P2">30 - SU</text:p>
      <text:p text:style-name="P2">0441 1.72</text:p>
      <text:p text:style-name="P2">1035 4.45</text:p>
      <text:p text:style-name="P2">1712 1.51</text:p>
      <text:p text:style-name="P2">2307 4.68</text:p>
      <text:p text:style-name="P2"/>
      <text:p text:style-name="P2">31 - M</text:p>
      <text:p text:style-name="P2">0539 1.28</text:p>
      <text:p text:style-name="P2">1135 4.92</text:p>
      <text:p text:style-name="P2">1804 1.05</text:p>
      <text:p text:style-name="P2"/>
      <text:p text:style-name="P2"/>
      <text:p text:style-name="P2">April</text:p>
      <text:p text:style-name="P2"/>
      <text:p text:style-name="P2"/>
      <text:p text:style-name="P2"/>
      <text:p text:style-name="P2"/>
      <text:p text:style-name="P2"/>
      <text:p text:style-name="P2">1 - TU</text:p>
      <text:p text:style-name="P2">0000 5.16</text:p>
      <text:p text:style-name="P2">0627 0.83</text:p>
      <text:p text:style-name="P2">1223 5.40</text:p>
      <text:p text:style-name="P2">1849 0.63</text:p>
      <text:p text:style-name="P2"/>
      <text:p text:style-name="P2">2 - W</text:p>
      <text:p text:style-name="P2">0045 5.62</text:p>
      <text:p text:style-name="P2">0710 0.45</text:p>
      <text:p text:style-name="P2">1306 5.82</text:p>
      <text:p text:style-name="P2">1930 0.30</text:p>
      <text:p text:style-name="P2"/>
      <text:p text:style-name="P2">3 - TH</text:p>
      <text:p text:style-name="P2">0127 5.99</text:p>
      <text:p text:style-name="P2">0749 0.18</text:p>
      <text:p text:style-name="P2">1348 6.12</text:p>
      <text:p text:style-name="P2">2008 0.09</text:p>
      <text:p text:style-name="P2"/>
      <text:p text:style-name="P2">4 - F</text:p>
      <text:p text:style-name="P2">0209 6.21</text:p>
      <text:p text:style-name="P2">0827 0.04</text:p>
      <text:p text:style-name="P2">1430 6.26</text:p>
      <text:p text:style-name="P2">2045 0.03</text:p>
      <text:p text:style-name="P2"/>
      <text:p text:style-name="P2">5 - SA</text:p>
      <text:p text:style-name="P2">0250 6.27</text:p>
      <text:p text:style-name="P2">0904 0.06</text:p>
      <text:p text:style-name="P2">1511 6.23</text:p>
      <text:p text:style-name="P2">2122 0.12</text:p>
      <text:p text:style-name="P2"/>
      <text:p text:style-name="P2">6 - SU</text:p>
      <text:p text:style-name="P2">0333 6.15</text:p>
      <text:p text:style-name="P2">0941 0.22</text:p>
      <text:p text:style-name="P2">1554 6.03</text:p>
      <text:p text:style-name="P2">2201 0.35</text:p>
      <text:p text:style-name="P2"/>
      <text:p text:style-name="P2">7 - M</text:p>
      <text:p text:style-name="P2">0417 5.87</text:p>
      <text:p text:style-name="P2">1021 0.52</text:p>
      <text:p text:style-name="P2">1640 5.68</text:p>
      <text:p text:style-name="P2">2242 0.70</text:p>
      <text:p text:style-name="P2"/>
      <text:p text:style-name="P2">8 - TU</text:p>
      <text:p text:style-name="P2">0504 5.47</text:p>
      <text:p text:style-name="P2">1105 0.91</text:p>
      <text:p text:style-name="P2">1731 5.24</text:p>
      <text:p text:style-name="P2">2329 1.13</text:p>
      <text:p text:style-name="P2"/>
      <text:p text:style-name="P2">9 - W</text:p>
      <text:p text:style-name="P2">0559 5.01</text:p>
      <text:p text:style-name="P2">1157 1.36</text:p>
      <text:p text:style-name="P2">1831 4.78</text:p>
      <text:p text:style-name="P2"/>
      <text:p text:style-name="P2"/>
      <text:p text:style-name="P2">10 - TH</text:p>
      <text:p text:style-name="P2">0028 1.57</text:p>
      <text:p text:style-name="P2">0707 4.59</text:p>
      <text:p text:style-name="P2">1305 1.76</text:p>
      <text:p text:style-name="P2">1948 4.44</text:p>
      <text:p text:style-name="P2"/>
      <text:p text:style-name="P2">11 - F</text:p>
      <text:p text:style-name="P2">0149 1.90</text:p>
      <text:p text:style-name="P2">0832 4.36</text:p>
      <text:p text:style-name="P2">1441 1.96</text:p>
      <text:p text:style-name="P2">2117 4.35</text:p>
      <text:p text:style-name="P2"/>
      <text:p text:style-name="P2">12 - SA</text:p>
      <text:p text:style-name="P2">0333 1.94</text:p>
      <text:p text:style-name="P2">0959 4.42</text:p>
      <text:p text:style-name="P2">1618 1.85</text:p>
      <text:p text:style-name="P2">2236 4.53</text:p>
      <text:p text:style-name="P2"/>
      <text:p text:style-name="P2">13 - SU</text:p>
      <text:p text:style-name="P2">0454 1.73</text:p>
      <text:p text:style-name="P2">1109 4.67</text:p>
      <text:p text:style-name="P2">1723 1.58</text:p>
      <text:p text:style-name="P2">2337 4.81</text:p>
      <text:p text:style-name="P2"/>
      <text:p text:style-name="P2">14 - M</text:p>
      <text:p text:style-name="P2">0547 1.44</text:p>
      <text:p text:style-name="P2">1202 4.95</text:p>
      <text:p text:style-name="P2">1808 1.30</text:p>
      <text:p text:style-name="P2"/>
      <text:p text:style-name="P2"/>
      <text:p text:style-name="P2">15 - TU</text:p>
      <text:p text:style-name="P2">0025 5.07</text:p>
      <text:p text:style-name="P2">0627 1.18</text:p>
      <text:p text:style-name="P2">1246 5.17</text:p>
      <text:p text:style-name="P2">1844 1.07</text:p>
      <text:p text:style-name="P2"/>
      <text:p text:style-name="P2">16 - W</text:p>
      <text:p text:style-name="P2">0105 5.25</text:p>
      <text:p text:style-name="P2">0700 0.97</text:p>
      <text:p text:style-name="P2">1322 5.30</text:p>
      <text:p text:style-name="P2">1915 0.89</text:p>
      <text:p text:style-name="P2"/>
      <text:p text:style-name="P2">17 - TH</text:p>
      <text:p text:style-name="P2">0139 5.33</text:p>
      <text:p text:style-name="P2">0730 0.83</text:p>
      <text:p text:style-name="P2">1353 5.34</text:p>
      <text:p text:style-name="P2">1945 0.78</text:p>
      <text:p text:style-name="P2"/>
      <text:p text:style-name="P2">18 - F</text:p>
      <text:p text:style-name="P2">0207 5.34</text:p>
      <text:p text:style-name="P2">0800 0.75</text:p>
      <text:p text:style-name="P2">1419 5.32</text:p>
      <text:p text:style-name="P2">2015 0.73</text:p>
      <text:p text:style-name="P2"/>
      <text:p text:style-name="P2">19 - SA</text:p>
      <text:p text:style-name="P2">0231 5.29</text:p>
      <text:p text:style-name="P2">0830 0.73</text:p>
      <text:p text:style-name="P2">1441 5.26</text:p>
      <text:p text:style-name="P2">2045 0.75</text:p>
      <text:p text:style-name="P2"/>
      <text:p text:style-name="P2">20 - SU</text:p>
      <text:p text:style-name="P2">0251 5.23</text:p>
      <text:p text:style-name="P2">0901 0.79</text:p>
      <text:p text:style-name="P2">1502 5.20</text:p>
      <text:p text:style-name="P2">2117 0.85</text:p>
      <text:p text:style-name="P2"/>
      <text:p text:style-name="P2">21 - M</text:p>
      <text:p text:style-name="P2">0314 5.16</text:p>
      <text:p text:style-name="P2">0933 0.92</text:p>
      <text:p text:style-name="P2">1527 5.11</text:p>
      <text:p text:style-name="P2">2150 1.01</text:p>
      <text:p text:style-name="P2"/>
      <text:p text:style-name="P2">22 - TU</text:p>
      <text:p text:style-name="P2">0341 5.06</text:p>
      <text:p text:style-name="P2">1008 1.12</text:p>
      <text:p text:style-name="P2">1558 4.98</text:p>
      <text:p text:style-name="P2">2226 1.24</text:p>
      <text:p text:style-name="P2"/>
      <text:p text:style-name="P2">23 - W</text:p>
      <text:p text:style-name="P2">0416 4.89</text:p>
      <text:p text:style-name="P2">1046 1.37</text:p>
      <text:p text:style-name="P2">1637 4.79</text:p>
      <text:p text:style-name="P2">2309 1.51</text:p>
      <text:p text:style-name="P2"/>
      <text:p text:style-name="P2">24 - TH</text:p>
      <text:p text:style-name="P2">0500 4.67</text:p>
      <text:p text:style-name="P2">1134 1.65</text:p>
      <text:p text:style-name="P2">1727 4.54</text:p>
      <text:p text:style-name="P2"/>
      <text:p text:style-name="P2"/>
      <text:p text:style-name="P2">25 - F</text:p>
      <text:p text:style-name="P2">0005 1.78</text:p>
      <text:p text:style-name="P2">0558 4.42</text:p>
      <text:p text:style-name="P2">1241 1.89</text:p>
      <text:p text:style-name="P2">1834 4.31</text:p>
      <text:p text:style-name="P2"/>
      <text:p text:style-name="P2">26 - SA</text:p>
      <text:p text:style-name="P2">0124 1.96</text:p>
      <text:p text:style-name="P2">0716 4.24</text:p>
      <text:p text:style-name="P2">1411 1.97</text:p>
      <text:p text:style-name="P2">2001 4.24</text:p>
      <text:p text:style-name="P2"/>
      <text:p text:style-name="P2">27 - SU</text:p>
      <text:p text:style-name="P2">0257 1.90</text:p>
      <text:p text:style-name="P2">0847 4.31</text:p>
      <text:p text:style-name="P2">1538 1.76</text:p>
      <text:p text:style-name="P2">2129 4.45</text:p>
      <text:p text:style-name="P2"/>
      <text:p text:style-name="P2">28 - M</text:p>
      <text:p text:style-name="P2">0414 1.58</text:p>
      <text:p text:style-name="P2">1007 4.64</text:p>
      <text:p text:style-name="P2">1645 1.38</text:p>
      <text:p text:style-name="P2">2239 4.85</text:p>
      <text:p text:style-name="P2"/>
      <text:p text:style-name="P2">29 - TU</text:p>
      <text:p text:style-name="P2">0513 1.16</text:p>
      <text:p text:style-name="P2">1107 5.08</text:p>
      <text:p text:style-name="P2">1738 0.95</text:p>
      <text:p text:style-name="P2">2333 5.31</text:p>
      <text:p text:style-name="P2"/>
      <text:p text:style-name="P2">30 - W</text:p>
      <text:p text:style-name="P2">0601 0.74</text:p>
      <text:p text:style-name="P2">1158 5.53</text:p>
      <text:p text:style-name="P2">1824 0.5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May</text:p>
      <text:p text:style-name="P2"/>
      <text:p text:style-name="P2"/>
      <text:p text:style-name="P2"/>
      <text:p text:style-name="P2"/>
      <text:p text:style-name="P2"/>
      <text:p text:style-name="P2">1 - TH</text:p>
      <text:p text:style-name="P2">0021 5.73</text:p>
      <text:p text:style-name="P2">0645 0.40</text:p>
      <text:p text:style-name="P2">1243 5.90</text:p>
      <text:p text:style-name="P2">1905 0.27</text:p>
      <text:p text:style-name="P2"/>
      <text:p text:style-name="P2">2 - F</text:p>
      <text:p text:style-name="P2">0105 6.03</text:p>
      <text:p text:style-name="P2">0725 0.18</text:p>
      <text:p text:style-name="P2">1326 6.14</text:p>
      <text:p text:style-name="P2">1944 0.12</text:p>
      <text:p text:style-name="P2"/>
      <text:p text:style-name="P2">3 - SA</text:p>
      <text:p text:style-name="P2">0148 6.20</text:p>
      <text:p text:style-name="P2">0803 0.09</text:p>
      <text:p text:style-name="P2">1409 6.22</text:p>
      <text:p text:style-name="P2">2022 0.10</text:p>
      <text:p text:style-name="P2"/>
      <text:p text:style-name="P2">4 - SU</text:p>
      <text:p text:style-name="P2">0230 6.20</text:p>
      <text:p text:style-name="P2">0841 0.15</text:p>
      <text:p text:style-name="P2">1452 6.14</text:p>
      <text:p text:style-name="P2">2100 0.22</text:p>
      <text:p text:style-name="P2"/>
      <text:p text:style-name="P2">5 - M</text:p>
      <text:p text:style-name="P2">0313 6.04</text:p>
      <text:p text:style-name="P2">0920 0.34</text:p>
      <text:p text:style-name="P2">1536 5.90</text:p>
      <text:p text:style-name="P2">2140 0.48</text:p>
      <text:p text:style-name="P2"/>
      <text:p text:style-name="P2">6 - TU</text:p>
      <text:p text:style-name="P2">0359 5.73</text:p>
      <text:p text:style-name="P2">1000 0.64</text:p>
      <text:p text:style-name="P2">1622 5.54</text:p>
      <text:p text:style-name="P2">2222 0.82</text:p>
      <text:p text:style-name="P2"/>
      <text:p text:style-name="P2">7 - W</text:p>
      <text:p text:style-name="P2">0447 5.33</text:p>
      <text:p text:style-name="P2">1045 1.02</text:p>
      <text:p text:style-name="P2">1714 5.11</text:p>
      <text:p text:style-name="P2">2310 1.23</text:p>
      <text:p text:style-name="P2"/>
      <text:p text:style-name="P2">8 - TH</text:p>
      <text:p text:style-name="P2">0543 4.89</text:p>
      <text:p text:style-name="P2">1138 1.43</text:p>
      <text:p text:style-name="P2">1815 4.69</text:p>
      <text:p text:style-name="P2"/>
      <text:p text:style-name="P2"/>
      <text:p text:style-name="P2">9 - F</text:p>
      <text:p text:style-name="P2">0009 1.63</text:p>
      <text:p text:style-name="P2">0651 4.52</text:p>
      <text:p text:style-name="P2">1245 1.79</text:p>
      <text:p text:style-name="P2">1931 4.39</text:p>
      <text:p text:style-name="P2"/>
      <text:p text:style-name="P2">10 - SA</text:p>
      <text:p text:style-name="P2">0126 1.91</text:p>
      <text:p text:style-name="P2">0813 4.32</text:p>
      <text:p text:style-name="P2">1412 1.97</text:p>
      <text:p text:style-name="P2">2055 4.31</text:p>
      <text:p text:style-name="P2"/>
      <text:p text:style-name="P2">11 - SU</text:p>
      <text:p text:style-name="P2">0258 1.97</text:p>
      <text:p text:style-name="P2">0934 4.36</text:p>
      <text:p text:style-name="P2">1540 1.91</text:p>
      <text:p text:style-name="P2">2210 4.44</text:p>
      <text:p text:style-name="P2"/>
      <text:p text:style-name="P2">12 - M</text:p>
      <text:p text:style-name="P2">0415 1.82</text:p>
      <text:p text:style-name="P2">1041 4.54</text:p>
      <text:p text:style-name="P2">1644 1.71</text:p>
      <text:p text:style-name="P2">2309 4.65</text:p>
      <text:p text:style-name="P2"/>
      <text:p text:style-name="P2">13 - TU</text:p>
      <text:p text:style-name="P2">0509 1.59</text:p>
      <text:p text:style-name="P2">1133 4.76</text:p>
      <text:p text:style-name="P2">1730 1.47</text:p>
      <text:p text:style-name="P2">2355 4.85</text:p>
      <text:p text:style-name="P2"/>
      <text:p text:style-name="P2">14 - W</text:p>
      <text:p text:style-name="P2">0549 1.36</text:p>
      <text:p text:style-name="P2">1216 4.93</text:p>
      <text:p text:style-name="P2">1807 1.26</text:p>
      <text:p text:style-name="P2"/>
      <text:p text:style-name="P2"/>
      <text:p text:style-name="P2">15 - TH</text:p>
      <text:p text:style-name="P2">0034 4.99</text:p>
      <text:p text:style-name="P2">0624 1.16</text:p>
      <text:p text:style-name="P2">1250 5.04</text:p>
      <text:p text:style-name="P2">1840 1.08</text:p>
      <text:p text:style-name="P2"/>
      <text:p text:style-name="P2">16 - F</text:p>
      <text:p text:style-name="P2">0106 5.08</text:p>
      <text:p text:style-name="P2">0656 1.00</text:p>
      <text:p text:style-name="P2">1319 5.10</text:p>
      <text:p text:style-name="P2">1912 0.94</text:p>
      <text:p text:style-name="P2"/>
      <text:p text:style-name="P2">17 - SA</text:p>
      <text:p text:style-name="P2">0132 5.12</text:p>
      <text:p text:style-name="P2">0728 0.89</text:p>
      <text:p text:style-name="P2">1343 5.14</text:p>
      <text:p text:style-name="P2">1945 0.86</text:p>
      <text:p text:style-name="P2"/>
      <text:p text:style-name="P2">18 - SU</text:p>
      <text:p text:style-name="P2">0155 5.15</text:p>
      <text:p text:style-name="P2">0801 0.84</text:p>
      <text:p text:style-name="P2">1406 5.17</text:p>
      <text:p text:style-name="P2">2018 0.84</text:p>
      <text:p text:style-name="P2"/>
      <text:p text:style-name="P2">19 - M</text:p>
      <text:p text:style-name="P2">0218 5.18</text:p>
      <text:p text:style-name="P2">0835 0.85</text:p>
      <text:p text:style-name="P2">1431 5.18</text:p>
      <text:p text:style-name="P2">2052 0.88</text:p>
      <text:p text:style-name="P2"/>
      <text:p text:style-name="P2">20 - TU</text:p>
      <text:p text:style-name="P2">0246 5.18</text:p>
      <text:p text:style-name="P2">0910 0.93</text:p>
      <text:p text:style-name="P2">1502 5.16</text:p>
      <text:p text:style-name="P2">2128 0.99</text:p>
      <text:p text:style-name="P2"/>
      <text:p text:style-name="P2">21 - W</text:p>
      <text:p text:style-name="P2">0320 5.13</text:p>
      <text:p text:style-name="P2">0947 1.07</text:p>
      <text:p text:style-name="P2">1539 5.08</text:p>
      <text:p text:style-name="P2">2208 1.16</text:p>
      <text:p text:style-name="P2"/>
      <text:p text:style-name="P2">22 - TH</text:p>
      <text:p text:style-name="P2">0401 5.01</text:p>
      <text:p text:style-name="P2">1030 1.26</text:p>
      <text:p text:style-name="P2">1624 4.93</text:p>
      <text:p text:style-name="P2">2254 1.37</text:p>
      <text:p text:style-name="P2"/>
      <text:p text:style-name="P2">23 - F</text:p>
      <text:p text:style-name="P2">0450 4.84</text:p>
      <text:p text:style-name="P2">1121 1.47</text:p>
      <text:p text:style-name="P2">1718 4.74</text:p>
      <text:p text:style-name="P2">2352 1.57</text:p>
      <text:p text:style-name="P2"/>
      <text:p text:style-name="P2">24 - SA</text:p>
      <text:p text:style-name="P2">0549 4.65</text:p>
      <text:p text:style-name="P2">1226 1.65</text:p>
      <text:p text:style-name="P2">1824 4.58</text:p>
      <text:p text:style-name="P2"/>
      <text:p text:style-name="P2"/>
      <text:p text:style-name="P2">25 - SU</text:p>
      <text:p text:style-name="P2">0104 1.70</text:p>
      <text:p text:style-name="P2">0701 4.54</text:p>
      <text:p text:style-name="P2">1344 1.70</text:p>
      <text:p text:style-name="P2">1940 4.55</text:p>
      <text:p text:style-name="P2"/>
      <text:p text:style-name="P2">26 - M</text:p>
      <text:p text:style-name="P2">0225 1.65</text:p>
      <text:p text:style-name="P2">0820 4.60</text:p>
      <text:p text:style-name="P2">1503 1.56</text:p>
      <text:p text:style-name="P2">2058 4.70</text:p>
      <text:p text:style-name="P2"/>
      <text:p text:style-name="P2">27 - TU</text:p>
      <text:p text:style-name="P2">0338 1.43</text:p>
      <text:p text:style-name="P2">0933 4.84</text:p>
      <text:p text:style-name="P2">1610 1.27</text:p>
      <text:p text:style-name="P2">2205 5.00</text:p>
      <text:p text:style-name="P2"/>
      <text:p text:style-name="P2">28 - W</text:p>
      <text:p text:style-name="P2">0439 1.11</text:p>
      <text:p text:style-name="P2">1035 5.17</text:p>
      <text:p text:style-name="P2">1706 0.94</text:p>
      <text:p text:style-name="P2">2303 5.35</text:p>
      <text:p text:style-name="P2"/>
      <text:p text:style-name="P2">29 - TH</text:p>
      <text:p text:style-name="P2">0532 0.79</text:p>
      <text:p text:style-name="P2">1130 5.52</text:p>
      <text:p text:style-name="P2">1755 0.64</text:p>
      <text:p text:style-name="P2">2355 5.67</text:p>
      <text:p text:style-name="P2"/>
      <text:p text:style-name="P2">30 - F</text:p>
      <text:p text:style-name="P2">0618 0.52</text:p>
      <text:p text:style-name="P2">1219 5.80</text:p>
      <text:p text:style-name="P2">1840 0.42</text:p>
      <text:p text:style-name="P2"/>
      <text:p text:style-name="P2"/>
      <text:p text:style-name="P2">31 - SA</text:p>
      <text:p text:style-name="P2">0043 5.90</text:p>
      <text:p text:style-name="P2">0701 0.35</text:p>
      <text:p text:style-name="P2">1306 5.97</text:p>
      <text:p text:style-name="P2">1922 0.31</text:p>
      <text:p text:style-name="P2"/>
      <text:p text:style-name="P2">June</text:p>
      <text:p text:style-name="P2"/>
      <text:p text:style-name="P2"/>
      <text:p text:style-name="P2"/>
      <text:p text:style-name="P2"/>
      <text:p text:style-name="P2"/>
      <text:p text:style-name="P2">1 - SU</text:p>
      <text:p text:style-name="P2">0129 6.01</text:p>
      <text:p text:style-name="P2">0743 0.30</text:p>
      <text:p text:style-name="P2">1351 6.02</text:p>
      <text:p text:style-name="P2">2003 0.31</text:p>
      <text:p text:style-name="P2"/>
      <text:p text:style-name="P2">2 - M</text:p>
      <text:p text:style-name="P2">0214 5.99</text:p>
      <text:p text:style-name="P2">0823 0.35</text:p>
      <text:p text:style-name="P2">1437 5.93</text:p>
      <text:p text:style-name="P2">2044 0.42</text:p>
      <text:p text:style-name="P2"/>
      <text:p text:style-name="P2">3 - TU</text:p>
      <text:p text:style-name="P2">0259 5.84</text:p>
      <text:p text:style-name="P2">0904 0.52</text:p>
      <text:p text:style-name="P2">1523 5.72</text:p>
      <text:p text:style-name="P2">2125 0.63</text:p>
      <text:p text:style-name="P2"/>
      <text:p text:style-name="P2">4 - W</text:p>
      <text:p text:style-name="P2">0346 5.58</text:p>
      <text:p text:style-name="P2">0947 0.77</text:p>
      <text:p text:style-name="P2">1611 5.42</text:p>
      <text:p text:style-name="P2">2209 0.92</text:p>
      <text:p text:style-name="P2"/>
      <text:p text:style-name="P2">5 - TH</text:p>
      <text:p text:style-name="P2">0436 5.25</text:p>
      <text:p text:style-name="P2">1033 1.08</text:p>
      <text:p text:style-name="P2">1702 5.07</text:p>
      <text:p text:style-name="P2">2257 1.24</text:p>
      <text:p text:style-name="P2"/>
      <text:p text:style-name="P2">6 - F</text:p>
      <text:p text:style-name="P2">0530 4.89</text:p>
      <text:p text:style-name="P2">1123 1.40</text:p>
      <text:p text:style-name="P2">1800 4.72</text:p>
      <text:p text:style-name="P2">2352 1.55</text:p>
      <text:p text:style-name="P2"/>
      <text:p text:style-name="P2">7 - SA</text:p>
      <text:p text:style-name="P2">0632 4.57</text:p>
      <text:p text:style-name="P2">1222 1.69</text:p>
      <text:p text:style-name="P2">1906 4.45</text:p>
      <text:p text:style-name="P2"/>
      <text:p text:style-name="P2"/>
      <text:p text:style-name="P2">8 - SU</text:p>
      <text:p text:style-name="P2">0055 1.80</text:p>
      <text:p text:style-name="P2">0742 4.36</text:p>
      <text:p text:style-name="P2">1330 1.88</text:p>
      <text:p text:style-name="P2">2018 4.31</text:p>
      <text:p text:style-name="P2"/>
      <text:p text:style-name="P2">9 - M</text:p>
      <text:p text:style-name="P2">0207 1.92</text:p>
      <text:p text:style-name="P2">0854 4.30</text:p>
      <text:p text:style-name="P2">1442 1.93</text:p>
      <text:p text:style-name="P2">2128 4.31</text:p>
      <text:p text:style-name="P2"/>
      <text:p text:style-name="P2">10 - TU</text:p>
      <text:p text:style-name="P2">0316 1.90</text:p>
      <text:p text:style-name="P2">0959 4.35</text:p>
      <text:p text:style-name="P2">1547 1.85</text:p>
      <text:p text:style-name="P2">2228 4.40</text:p>
      <text:p text:style-name="P2"/>
      <text:p text:style-name="P2">11 - W</text:p>
      <text:p text:style-name="P2">0415 1.78</text:p>
      <text:p text:style-name="P2">1054 4.46</text:p>
      <text:p text:style-name="P2">1640 1.70</text:p>
      <text:p text:style-name="P2">2317 4.52</text:p>
      <text:p text:style-name="P2"/>
      <text:p text:style-name="P2">12 - TH</text:p>
      <text:p text:style-name="P2">0503 1.62</text:p>
      <text:p text:style-name="P2">1138 4.58</text:p>
      <text:p text:style-name="P2">1724 1.53</text:p>
      <text:p text:style-name="P2">2357 4.64</text:p>
      <text:p text:style-name="P2"/>
      <text:p text:style-name="P2">13 - F</text:p>
      <text:p text:style-name="P2">0544 1.44</text:p>
      <text:p text:style-name="P2">1214 4.69</text:p>
      <text:p text:style-name="P2">1804 1.35</text:p>
      <text:p text:style-name="P2"/>
      <text:p text:style-name="P2"/>
      <text:p text:style-name="P2">14 - SA</text:p>
      <text:p text:style-name="P2">0029 4.75</text:p>
      <text:p text:style-name="P2">0623 1.26</text:p>
      <text:p text:style-name="P2">1243 4.80</text:p>
      <text:p text:style-name="P2">1842 1.18</text:p>
      <text:p text:style-name="P2"/>
      <text:p text:style-name="P2">15 - SU</text:p>
      <text:p text:style-name="P2">0057 4.86</text:p>
      <text:p text:style-name="P2">0700 1.11</text:p>
      <text:p text:style-name="P2">1310 4.92</text:p>
      <text:p text:style-name="P2">1919 1.05</text:p>
      <text:p text:style-name="P2"/>
      <text:p text:style-name="P2">16 - M</text:p>
      <text:p text:style-name="P2">0124 4.98</text:p>
      <text:p text:style-name="P2">0737 1.00</text:p>
      <text:p text:style-name="P2">1338 5.04</text:p>
      <text:p text:style-name="P2">1956 0.96</text:p>
      <text:p text:style-name="P2"/>
      <text:p text:style-name="P2">17 - TU</text:p>
      <text:p text:style-name="P2">0154 5.10</text:p>
      <text:p text:style-name="P2">0815 0.93</text:p>
      <text:p text:style-name="P2">1410 5.15</text:p>
      <text:p text:style-name="P2">2034 0.92</text:p>
      <text:p text:style-name="P2"/>
      <text:p text:style-name="P2">18 - W</text:p>
      <text:p text:style-name="P2">0228 5.19</text:p>
      <text:p text:style-name="P2">0854 0.92</text:p>
      <text:p text:style-name="P2">1447 5.22</text:p>
      <text:p text:style-name="P2">2114 0.93</text:p>
      <text:p text:style-name="P2"/>
      <text:p text:style-name="P2">19 - TH</text:p>
      <text:p text:style-name="P2">0308 5.23</text:p>
      <text:p text:style-name="P2">0935 0.96</text:p>
      <text:p text:style-name="P2">1529 5.22</text:p>
      <text:p text:style-name="P2">2157 1.00</text:p>
      <text:p text:style-name="P2"/>
      <text:p text:style-name="P2">20 - F</text:p>
      <text:p text:style-name="P2">0352 5.20</text:p>
      <text:p text:style-name="P2">1020 1.05</text:p>
      <text:p text:style-name="P2">1616 5.17</text:p>
      <text:p text:style-name="P2">2244 1.11</text:p>
      <text:p text:style-name="P2"/>
      <text:p text:style-name="P2">21 - SA</text:p>
      <text:p text:style-name="P2">0442 5.12</text:p>
      <text:p text:style-name="P2">1110 1.17</text:p>
      <text:p text:style-name="P2">1709 5.07</text:p>
      <text:p text:style-name="P2">2337 1.24</text:p>
      <text:p text:style-name="P2"/>
      <text:p text:style-name="P2">22 - SU</text:p>
      <text:p text:style-name="P2">0538 5.01</text:p>
      <text:p text:style-name="P2">1207 1.30</text:p>
      <text:p text:style-name="P2">1808 4.96</text:p>
      <text:p text:style-name="P2"/>
      <text:p text:style-name="P2"/>
      <text:p text:style-name="P2">23 - M</text:p>
      <text:p text:style-name="P2">0038 1.34</text:p>
      <text:p text:style-name="P2">0640 4.92</text:p>
      <text:p text:style-name="P2">1311 1.38</text:p>
      <text:p text:style-name="P2">1914 4.89</text:p>
      <text:p text:style-name="P2"/>
      <text:p text:style-name="P2">24 - TU</text:p>
      <text:p text:style-name="P2">0146 1.38</text:p>
      <text:p text:style-name="P2">0748 4.89</text:p>
      <text:p text:style-name="P2">1421 1.37</text:p>
      <text:p text:style-name="P2">2023 4.92</text:p>
      <text:p text:style-name="P2"/>
      <text:p text:style-name="P2">25 - W</text:p>
      <text:p text:style-name="P2">0256 1.32</text:p>
      <text:p text:style-name="P2">0857 4.97</text:p>
      <text:p text:style-name="P2">1530 1.26</text:p>
      <text:p text:style-name="P2">2131 5.05</text:p>
      <text:p text:style-name="P2"/>
      <text:p text:style-name="P2">26 - TH</text:p>
      <text:p text:style-name="P2">0402 1.17</text:p>
      <text:p text:style-name="P2">1003 5.14</text:p>
      <text:p text:style-name="P2">1632 1.07</text:p>
      <text:p text:style-name="P2">2233 5.24</text:p>
      <text:p text:style-name="P2"/>
      <text:p text:style-name="P2">27 - F</text:p>
      <text:p text:style-name="P2">0501 0.97</text:p>
      <text:p text:style-name="P2">1103 5.35</text:p>
      <text:p text:style-name="P2">1728 0.88</text:p>
      <text:p text:style-name="P2">2331 5.46</text:p>
      <text:p text:style-name="P2"/>
      <text:p text:style-name="P2">28 - SA</text:p>
      <text:p text:style-name="P2">0554 0.78</text:p>
      <text:p text:style-name="P2">1158 5.55</text:p>
      <text:p text:style-name="P2">1819 0.70</text:p>
      <text:p text:style-name="P2"/>
      <text:p text:style-name="P2"/>
      <text:p text:style-name="P2">29 - SU</text:p>
      <text:p text:style-name="P2">0024 5.63</text:p>
      <text:p text:style-name="P2">0643 0.64</text:p>
      <text:p text:style-name="P2">1250 5.70</text:p>
      <text:p text:style-name="P2">1906 0.59</text:p>
      <text:p text:style-name="P2"/>
      <text:p text:style-name="P2">30 - M</text:p>
      <text:p text:style-name="P2">0115 5.74</text:p>
      <text:p text:style-name="P2">0729 0.56</text:p>
      <text:p text:style-name="P2">1339 5.76</text:p>
      <text:p text:style-name="P2">1951 0.5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July</text:p>
      <text:p text:style-name="P2"/>
      <text:p text:style-name="P2"/>
      <text:p text:style-name="P2"/>
      <text:p text:style-name="P2"/>
      <text:p text:style-name="P2"/>
      <text:p text:style-name="P2">1 - TU</text:p>
      <text:p text:style-name="P2">0203 5.76</text:p>
      <text:p text:style-name="P2">0812 0.57</text:p>
      <text:p text:style-name="P2">1427 5.73</text:p>
      <text:p text:style-name="P2">2033 0.60</text:p>
      <text:p text:style-name="P2"/>
      <text:p text:style-name="P2">2 - W</text:p>
      <text:p text:style-name="P2">0250 5.68</text:p>
      <text:p text:style-name="P2">0855 0.65</text:p>
      <text:p text:style-name="P2">1514 5.61</text:p>
      <text:p text:style-name="P2">2116 0.72</text:p>
      <text:p text:style-name="P2"/>
      <text:p text:style-name="P2">3 - TH</text:p>
      <text:p text:style-name="P2">0337 5.52</text:p>
      <text:p text:style-name="P2">0937 0.80</text:p>
      <text:p text:style-name="P2">1601 5.40</text:p>
      <text:p text:style-name="P2">2158 0.90</text:p>
      <text:p text:style-name="P2"/>
      <text:p text:style-name="P2">4 - F</text:p>
      <text:p text:style-name="P2">0424 5.28</text:p>
      <text:p text:style-name="P2">1020 1.01</text:p>
      <text:p text:style-name="P2">1648 5.14</text:p>
      <text:p text:style-name="P2">2242 1.13</text:p>
      <text:p text:style-name="P2"/>
      <text:p text:style-name="P2">5 - SA</text:p>
      <text:p text:style-name="P2">0512 5.00</text:p>
      <text:p text:style-name="P2">1104 1.25</text:p>
      <text:p text:style-name="P2">1737 4.85</text:p>
      <text:p text:style-name="P2">2328 1.37</text:p>
      <text:p text:style-name="P2"/>
      <text:p text:style-name="P2">6 - SU</text:p>
      <text:p text:style-name="P2">0602 4.71</text:p>
      <text:p text:style-name="P2">1152 1.50</text:p>
      <text:p text:style-name="P2">1828 4.57</text:p>
      <text:p text:style-name="P2"/>
      <text:p text:style-name="P2"/>
      <text:p text:style-name="P2">7 - M</text:p>
      <text:p text:style-name="P2">0017 1.61</text:p>
      <text:p text:style-name="P2">0656 4.44</text:p>
      <text:p text:style-name="P2">1244 1.72</text:p>
      <text:p text:style-name="P2">1925 4.33</text:p>
      <text:p text:style-name="P2"/>
      <text:p text:style-name="P2">8 - TU</text:p>
      <text:p text:style-name="P2">0112 1.81</text:p>
      <text:p text:style-name="P2">0755 4.24</text:p>
      <text:p text:style-name="P2">1341 1.88</text:p>
      <text:p text:style-name="P2">2026 4.17</text:p>
      <text:p text:style-name="P2"/>
      <text:p text:style-name="P2">9 - W</text:p>
      <text:p text:style-name="P2">0211 1.93</text:p>
      <text:p text:style-name="P2">0857 4.13</text:p>
      <text:p text:style-name="P2">1442 1.96</text:p>
      <text:p text:style-name="P2">2128 4.12</text:p>
      <text:p text:style-name="P2"/>
      <text:p text:style-name="P2">10 - TH</text:p>
      <text:p text:style-name="P2">0313 1.96</text:p>
      <text:p text:style-name="P2">0957 4.12</text:p>
      <text:p text:style-name="P2">1543 1.93</text:p>
      <text:p text:style-name="P2">2225 4.15</text:p>
      <text:p text:style-name="P2"/>
      <text:p text:style-name="P2">11 - F</text:p>
      <text:p text:style-name="P2">0412 1.88</text:p>
      <text:p text:style-name="P2">1049 4.20</text:p>
      <text:p text:style-name="P2">1639 1.82</text:p>
      <text:p text:style-name="P2">2312 4.26</text:p>
      <text:p text:style-name="P2"/>
      <text:p text:style-name="P2">12 - SA</text:p>
      <text:p text:style-name="P2">0505 1.73</text:p>
      <text:p text:style-name="P2">1133 4.34</text:p>
      <text:p text:style-name="P2">1730 1.64</text:p>
      <text:p text:style-name="P2">2352 4.42</text:p>
      <text:p text:style-name="P2"/>
      <text:p text:style-name="P2">13 - SU</text:p>
      <text:p text:style-name="P2">0553 1.53</text:p>
      <text:p text:style-name="P2">1209 4.52</text:p>
      <text:p text:style-name="P2">1816 1.43</text:p>
      <text:p text:style-name="P2"/>
      <text:p text:style-name="P2"/>
      <text:p text:style-name="P2">14 - M</text:p>
      <text:p text:style-name="P2">0027 4.63</text:p>
      <text:p text:style-name="P2">0638 1.32</text:p>
      <text:p text:style-name="P2">1244 4.74</text:p>
      <text:p text:style-name="P2">1859 1.21</text:p>
      <text:p text:style-name="P2"/>
      <text:p text:style-name="P2">15 - TU</text:p>
      <text:p text:style-name="P2">0101 4.86</text:p>
      <text:p text:style-name="P2">0721 1.11</text:p>
      <text:p text:style-name="P2">1319 4.98</text:p>
      <text:p text:style-name="P2">1941 1.01</text:p>
      <text:p text:style-name="P2"/>
      <text:p text:style-name="P2">16 - W</text:p>
      <text:p text:style-name="P2">0138 5.09</text:p>
      <text:p text:style-name="P2">0802 0.93</text:p>
      <text:p text:style-name="P2">1357 5.20</text:p>
      <text:p text:style-name="P2">2022 0.85</text:p>
      <text:p text:style-name="P2"/>
      <text:p text:style-name="P2">17 - TH</text:p>
      <text:p text:style-name="P2">0217 5.29</text:p>
      <text:p text:style-name="P2">0843 0.80</text:p>
      <text:p text:style-name="P2">1437 5.38</text:p>
      <text:p text:style-name="P2">2104 0.75</text:p>
      <text:p text:style-name="P2"/>
      <text:p text:style-name="P2">18 - F</text:p>
      <text:p text:style-name="P2">0258 5.44</text:p>
      <text:p text:style-name="P2">0924 0.73</text:p>
      <text:p text:style-name="P2">1520 5.49</text:p>
      <text:p text:style-name="P2">2146 0.72</text:p>
      <text:p text:style-name="P2"/>
      <text:p text:style-name="P2">19 - SA</text:p>
      <text:p text:style-name="P2">0342 5.51</text:p>
      <text:p text:style-name="P2">1007 0.73</text:p>
      <text:p text:style-name="P2">1606 5.52</text:p>
      <text:p text:style-name="P2">2229 0.75</text:p>
      <text:p text:style-name="P2"/>
      <text:p text:style-name="P2">20 - SU</text:p>
      <text:p text:style-name="P2">0429 5.50</text:p>
      <text:p text:style-name="P2">1052 0.80</text:p>
      <text:p text:style-name="P2">1654 5.46</text:p>
      <text:p text:style-name="P2">2316 0.86</text:p>
      <text:p text:style-name="P2"/>
      <text:p text:style-name="P2">21 - M</text:p>
      <text:p text:style-name="P2">0520 5.41</text:p>
      <text:p text:style-name="P2">1141 0.93</text:p>
      <text:p text:style-name="P2">1747 5.34</text:p>
      <text:p text:style-name="P2"/>
      <text:p text:style-name="P2"/>
      <text:p text:style-name="P2">22 - TU</text:p>
      <text:p text:style-name="P2">0007 1.01</text:p>
      <text:p text:style-name="P2">0615 5.26</text:p>
      <text:p text:style-name="P2">1235 1.09</text:p>
      <text:p text:style-name="P2">1845 5.18</text:p>
      <text:p text:style-name="P2"/>
      <text:p text:style-name="P2">23 - W</text:p>
      <text:p text:style-name="P2">0105 1.17</text:p>
      <text:p text:style-name="P2">0716 5.10</text:p>
      <text:p text:style-name="P2">1337 1.25</text:p>
      <text:p text:style-name="P2">1948 5.04</text:p>
      <text:p text:style-name="P2"/>
      <text:p text:style-name="P2">24 - TH</text:p>
      <text:p text:style-name="P2">0212 1.30</text:p>
      <text:p text:style-name="P2">0822 4.99</text:p>
      <text:p text:style-name="P2">1447 1.33</text:p>
      <text:p text:style-name="P2">2057 4.97</text:p>
      <text:p text:style-name="P2"/>
      <text:p text:style-name="P2">25 - F</text:p>
      <text:p text:style-name="P2">0323 1.34</text:p>
      <text:p text:style-name="P2">0932 4.98</text:p>
      <text:p text:style-name="P2">1559 1.31</text:p>
      <text:p text:style-name="P2">2207 5.02</text:p>
      <text:p text:style-name="P2"/>
      <text:p text:style-name="P2">26 - SA</text:p>
      <text:p text:style-name="P2">0433 1.26</text:p>
      <text:p text:style-name="P2">1041 5.08</text:p>
      <text:p text:style-name="P2">1706 1.18</text:p>
      <text:p text:style-name="P2">2313 5.16</text:p>
      <text:p text:style-name="P2"/>
      <text:p text:style-name="P2">27 - SU</text:p>
      <text:p text:style-name="P2">0537 1.10</text:p>
      <text:p text:style-name="P2">1143 5.25</text:p>
      <text:p text:style-name="P2">1805 1.01</text:p>
      <text:p text:style-name="P2"/>
      <text:p text:style-name="P2"/>
      <text:p text:style-name="P2">28 - M</text:p>
      <text:p text:style-name="P2">0012 5.34</text:p>
      <text:p text:style-name="P2">0632 0.92</text:p>
      <text:p text:style-name="P2">1240 5.43</text:p>
      <text:p text:style-name="P2">1857 0.84</text:p>
      <text:p text:style-name="P2"/>
      <text:p text:style-name="P2">29 - TU</text:p>
      <text:p text:style-name="P2">0106 5.51</text:p>
      <text:p text:style-name="P2">0720 0.77</text:p>
      <text:p text:style-name="P2">1331 5.58</text:p>
      <text:p text:style-name="P2">1943 0.72</text:p>
      <text:p text:style-name="P2"/>
      <text:p text:style-name="P2">30 - W</text:p>
      <text:p text:style-name="P2">0155 5.62</text:p>
      <text:p text:style-name="P2">0804 0.68</text:p>
      <text:p text:style-name="P2">1419 5.64</text:p>
      <text:p text:style-name="P2">2025 0.67</text:p>
      <text:p text:style-name="P2"/>
      <text:p text:style-name="P2">31 - TH</text:p>
      <text:p text:style-name="P2">0241 5.64</text:p>
      <text:p text:style-name="P2">0844 0.67</text:p>
      <text:p text:style-name="P2">1503 5.61</text:p>
      <text:p text:style-name="P2">2104 0.69</text:p>
      <text:p text:style-name="P2"/>
      <text:p text:style-name="P2">August</text:p>
      <text:p text:style-name="P2"/>
      <text:p text:style-name="P2"/>
      <text:p text:style-name="P2"/>
      <text:p text:style-name="P2"/>
      <text:p text:style-name="P2"/>
      <text:p text:style-name="P2">1 - F</text:p>
      <text:p text:style-name="P2">0325 5.56</text:p>
      <text:p text:style-name="P2">0922 0.73</text:p>
      <text:p text:style-name="P2">1546 5.48</text:p>
      <text:p text:style-name="P2">2141 0.79</text:p>
      <text:p text:style-name="P2"/>
      <text:p text:style-name="P2">2 - SA</text:p>
      <text:p text:style-name="P2">0406 5.38</text:p>
      <text:p text:style-name="P2">1000 0.86</text:p>
      <text:p text:style-name="P2">1626 5.27</text:p>
      <text:p text:style-name="P2">2218 0.95</text:p>
      <text:p text:style-name="P2"/>
      <text:p text:style-name="P2">3 - SU</text:p>
      <text:p text:style-name="P2">0445 5.13</text:p>
      <text:p text:style-name="P2">1037 1.05</text:p>
      <text:p text:style-name="P2">1704 4.99</text:p>
      <text:p text:style-name="P2">2256 1.16</text:p>
      <text:p text:style-name="P2"/>
      <text:p text:style-name="P2">4 - M</text:p>
      <text:p text:style-name="P2">0523 4.85</text:p>
      <text:p text:style-name="P2">1116 1.28</text:p>
      <text:p text:style-name="P2">1741 4.70</text:p>
      <text:p text:style-name="P2">2337 1.41</text:p>
      <text:p text:style-name="P2"/>
      <text:p text:style-name="P2">5 - TU</text:p>
      <text:p text:style-name="P2">0559 4.55</text:p>
      <text:p text:style-name="P2">1158 1.54</text:p>
      <text:p text:style-name="P2">1818 4.41</text:p>
      <text:p text:style-name="P2"/>
      <text:p text:style-name="P2"/>
      <text:p text:style-name="P2">6 - W</text:p>
      <text:p text:style-name="P2">0021 1.66</text:p>
      <text:p text:style-name="P2">0637 4.28</text:p>
      <text:p text:style-name="P2">1245 1.79</text:p>
      <text:p text:style-name="P2">1858 4.16</text:p>
      <text:p text:style-name="P2"/>
      <text:p text:style-name="P2">7 - TH</text:p>
      <text:p text:style-name="P2">0111 1.90</text:p>
      <text:p text:style-name="P2">0721 4.05</text:p>
      <text:p text:style-name="P2">1340 1.99</text:p>
      <text:p text:style-name="P2">1949 3.97</text:p>
      <text:p text:style-name="P2"/>
      <text:p text:style-name="P2">8 - F</text:p>
      <text:p text:style-name="P2">0212 2.06</text:p>
      <text:p text:style-name="P2">0822 3.91</text:p>
      <text:p text:style-name="P2">1446 2.10</text:p>
      <text:p text:style-name="P2">2059 3.89</text:p>
      <text:p text:style-name="P2"/>
      <text:p text:style-name="P2">9 - SA</text:p>
      <text:p text:style-name="P2">0321 2.10</text:p>
      <text:p text:style-name="P2">0938 3.91</text:p>
      <text:p text:style-name="P2">1557 2.06</text:p>
      <text:p text:style-name="P2">2215 3.97</text:p>
      <text:p text:style-name="P2"/>
      <text:p text:style-name="P2">10 - SU</text:p>
      <text:p text:style-name="P2">0430 1.98</text:p>
      <text:p text:style-name="P2">1048 4.07</text:p>
      <text:p text:style-name="P2">1701 1.87</text:p>
      <text:p text:style-name="P2">2316 4.19</text:p>
      <text:p text:style-name="P2"/>
      <text:p text:style-name="P2">11 - M</text:p>
      <text:p text:style-name="P2">0530 1.74</text:p>
      <text:p text:style-name="P2">1141 4.34</text:p>
      <text:p text:style-name="P2">1757 1.58</text:p>
      <text:p text:style-name="P2"/>
      <text:p text:style-name="P2"/>
      <text:p text:style-name="P2">12 - TU</text:p>
      <text:p text:style-name="P2">0003 4.50</text:p>
      <text:p text:style-name="P2">0622 1.42</text:p>
      <text:p text:style-name="P2">1224 4.67</text:p>
      <text:p text:style-name="P2">1845 1.26</text:p>
      <text:p text:style-name="P2"/>
      <text:p text:style-name="P2">13 - W</text:p>
      <text:p text:style-name="P2">0045 4.85</text:p>
      <text:p text:style-name="P2">0707 1.09</text:p>
      <text:p text:style-name="P2">1305 5.03</text:p>
      <text:p text:style-name="P2">1928 0.94</text:p>
      <text:p text:style-name="P2"/>
      <text:p text:style-name="P2">14 - TH</text:p>
      <text:p text:style-name="P2">0125 5.20</text:p>
      <text:p text:style-name="P2">0749 0.80</text:p>
      <text:p text:style-name="P2">1345 5.37</text:p>
      <text:p text:style-name="P2">2009 0.67</text:p>
      <text:p text:style-name="P2"/>
      <text:p text:style-name="P2">15 - F</text:p>
      <text:p text:style-name="P2">0205 5.52</text:p>
      <text:p text:style-name="P2">0829 0.56</text:p>
      <text:p text:style-name="P2">1425 5.64</text:p>
      <text:p text:style-name="P2">2049 0.48</text:p>
      <text:p text:style-name="P2"/>
      <text:p text:style-name="P2">16 - SA</text:p>
      <text:p text:style-name="P2">0245 5.75</text:p>
      <text:p text:style-name="P2">0909 0.42</text:p>
      <text:p text:style-name="P2">1506 5.82</text:p>
      <text:p text:style-name="P2">2128 0.39</text:p>
      <text:p text:style-name="P2"/>
      <text:p text:style-name="P2">17 - SU</text:p>
      <text:p text:style-name="P2">0327 5.87</text:p>
      <text:p text:style-name="P2">0948 0.39</text:p>
      <text:p text:style-name="P2">1549 5.88</text:p>
      <text:p text:style-name="P2">2208 0.41</text:p>
      <text:p text:style-name="P2"/>
      <text:p text:style-name="P2">18 - M</text:p>
      <text:p text:style-name="P2">0411 5.86</text:p>
      <text:p text:style-name="P2">1029 0.47</text:p>
      <text:p text:style-name="P2">1634 5.80</text:p>
      <text:p text:style-name="P2">2250 0.55</text:p>
      <text:p text:style-name="P2"/>
      <text:p text:style-name="P2">19 - TU</text:p>
      <text:p text:style-name="P2">0457 5.72</text:p>
      <text:p text:style-name="P2">1112 0.65</text:p>
      <text:p text:style-name="P2">1722 5.61</text:p>
      <text:p text:style-name="P2">2335 0.78</text:p>
      <text:p text:style-name="P2"/>
      <text:p text:style-name="P2">20 - W</text:p>
      <text:p text:style-name="P2">0548 5.47</text:p>
      <text:p text:style-name="P2">1200 0.92</text:p>
      <text:p text:style-name="P2">1815 5.33</text:p>
      <text:p text:style-name="P2"/>
      <text:p text:style-name="P2"/>
      <text:p text:style-name="P2">21 - TH</text:p>
      <text:p text:style-name="P2">0027 1.07</text:p>
      <text:p text:style-name="P2">0645 5.17</text:p>
      <text:p text:style-name="P2">1257 1.22</text:p>
      <text:p text:style-name="P2">1917 5.02</text:p>
      <text:p text:style-name="P2"/>
      <text:p text:style-name="P2">22 - F</text:p>
      <text:p text:style-name="P2">0130 1.36</text:p>
      <text:p text:style-name="P2">0751 4.89</text:p>
      <text:p text:style-name="P2">1407 1.48</text:p>
      <text:p text:style-name="P2">2029 4.80</text:p>
      <text:p text:style-name="P2"/>
      <text:p text:style-name="P2">23 - SA</text:p>
      <text:p text:style-name="P2">0248 1.55</text:p>
      <text:p text:style-name="P2">0908 4.75</text:p>
      <text:p text:style-name="P2">1531 1.57</text:p>
      <text:p text:style-name="P2">2147 4.75</text:p>
      <text:p text:style-name="P2"/>
      <text:p text:style-name="P2">24 - SU</text:p>
      <text:p text:style-name="P2">0413 1.54</text:p>
      <text:p text:style-name="P2">1025 4.80</text:p>
      <text:p text:style-name="P2">1652 1.46</text:p>
      <text:p text:style-name="P2">2301 4.90</text:p>
      <text:p text:style-name="P2"/>
      <text:p text:style-name="P2">25 - M</text:p>
      <text:p text:style-name="P2">0527 1.35</text:p>
      <text:p text:style-name="P2">1134 5.02</text:p>
      <text:p text:style-name="P2">1757 1.23</text:p>
      <text:p text:style-name="P2"/>
      <text:p text:style-name="P2"/>
      <text:p text:style-name="P2">26 - TU</text:p>
      <text:p text:style-name="P2">0004 5.15</text:p>
      <text:p text:style-name="P2">0625 1.10</text:p>
      <text:p text:style-name="P2">1232 5.28</text:p>
      <text:p text:style-name="P2">1849 0.98</text:p>
      <text:p text:style-name="P2"/>
      <text:p text:style-name="P2">27 - W</text:p>
      <text:p text:style-name="P2">0058 5.40</text:p>
      <text:p text:style-name="P2">0712 0.87</text:p>
      <text:p text:style-name="P2">1322 5.50</text:p>
      <text:p text:style-name="P2">1932 0.78</text:p>
      <text:p text:style-name="P2"/>
      <text:p text:style-name="P2">28 - TH</text:p>
      <text:p text:style-name="P2">0145 5.58</text:p>
      <text:p text:style-name="P2">0751 0.71</text:p>
      <text:p text:style-name="P2">1406 5.63</text:p>
      <text:p text:style-name="P2">2010 0.66</text:p>
      <text:p text:style-name="P2"/>
      <text:p text:style-name="P2">29 - F</text:p>
      <text:p text:style-name="P2">0227 5.65</text:p>
      <text:p text:style-name="P2">0827 0.63</text:p>
      <text:p text:style-name="P2">1446 5.64</text:p>
      <text:p text:style-name="P2">2044 0.63</text:p>
      <text:p text:style-name="P2"/>
      <text:p text:style-name="P2">30 - SA</text:p>
      <text:p text:style-name="P2">0305 5.60</text:p>
      <text:p text:style-name="P2">0900 0.64</text:p>
      <text:p text:style-name="P2">1523 5.54</text:p>
      <text:p text:style-name="P2">2117 0.68</text:p>
      <text:p text:style-name="P2"/>
      <text:p text:style-name="P2">31 - SU</text:p>
      <text:p text:style-name="P2">0340 5.45</text:p>
      <text:p text:style-name="P2">0933 0.73</text:p>
      <text:p text:style-name="P2">1556 5.35</text:p>
      <text:p text:style-name="P2">2149 0.80</text:p>
      <text:p text:style-name="P2"/>
      <text:p text:style-name="P2"><text:soft-page-break/>September</text:p>
      <text:p text:style-name="P2"/>
      <text:p text:style-name="P2"/>
      <text:p text:style-name="P2"/>
      <text:p text:style-name="P2"/>
      <text:p text:style-name="P2"/>
      <text:p text:style-name="P2">1 - M</text:p>
      <text:p text:style-name="P2">0411 5.23</text:p>
      <text:p text:style-name="P2">1006 0.89</text:p>
      <text:p text:style-name="P2">1625 5.09</text:p>
      <text:p text:style-name="P2">2222 1.00</text:p>
      <text:p text:style-name="P2"/>
      <text:p text:style-name="P2">2 - TU</text:p>
      <text:p text:style-name="P2">0439 4.96</text:p>
      <text:p text:style-name="P2">1039 1.12</text:p>
      <text:p text:style-name="P2">1651 4.82</text:p>
      <text:p text:style-name="P2">2257 1.25</text:p>
      <text:p text:style-name="P2"/>
      <text:p text:style-name="P2">3 - W</text:p>
      <text:p text:style-name="P2">0503 4.69</text:p>
      <text:p text:style-name="P2">1116 1.39</text:p>
      <text:p text:style-name="P2">1715 4.55</text:p>
      <text:p text:style-name="P2">2335 1.53</text:p>
      <text:p text:style-name="P2"/>
      <text:p text:style-name="P2">4 - TH</text:p>
      <text:p text:style-name="P2">0529 4.43</text:p>
      <text:p text:style-name="P2">1156 1.68</text:p>
      <text:p text:style-name="P2">1745 4.30</text:p>
      <text:p text:style-name="P2"/>
      <text:p text:style-name="P2"/>
      <text:p text:style-name="P2">5 - F</text:p>
      <text:p text:style-name="P2">0020 1.83</text:p>
      <text:p text:style-name="P2">0604 4.18</text:p>
      <text:p text:style-name="P2">1246 1.97</text:p>
      <text:p text:style-name="P2">1828 4.07</text:p>
      <text:p text:style-name="P2"/>
      <text:p text:style-name="P2">6 - SA</text:p>
      <text:p text:style-name="P2">0118 2.09</text:p>
      <text:p text:style-name="P2">0657 3.96</text:p>
      <text:p text:style-name="P2">1354 2.18</text:p>
      <text:p text:style-name="P2">1935 3.88</text:p>
      <text:p text:style-name="P2"/>
      <text:p text:style-name="P2">7 - SU</text:p>
      <text:p text:style-name="P2">0236 2.22</text:p>
      <text:p text:style-name="P2">0821 3.84</text:p>
      <text:p text:style-name="P2">1520 2.20</text:p>
      <text:p text:style-name="P2">2114 3.86</text:p>
      <text:p text:style-name="P2"/>
      <text:p text:style-name="P2">8 - M</text:p>
      <text:p text:style-name="P2">0401 2.11</text:p>
      <text:p text:style-name="P2">1004 3.96</text:p>
      <text:p text:style-name="P2">1638 1.97</text:p>
      <text:p text:style-name="P2">2244 4.12</text:p>
      <text:p text:style-name="P2"/>
      <text:p text:style-name="P2">9 - TU</text:p>
      <text:p text:style-name="P2">0511 1.80</text:p>
      <text:p text:style-name="P2">1115 4.31</text:p>
      <text:p text:style-name="P2">1739 1.60</text:p>
      <text:p text:style-name="P2">2341 4.52</text:p>
      <text:p text:style-name="P2"/>
      <text:p text:style-name="P2">10 - W</text:p>
      <text:p text:style-name="P2">0605 1.38</text:p>
      <text:p text:style-name="P2">1205 4.75</text:p>
      <text:p text:style-name="P2">1828 1.17</text:p>
      <text:p text:style-name="P2"/>
      <text:p text:style-name="P2"/>
      <text:p text:style-name="P2">11 - TH</text:p>
      <text:p text:style-name="P2">0026 4.98</text:p>
      <text:p text:style-name="P2">0650 0.97</text:p>
      <text:p text:style-name="P2">1247 5.20</text:p>
      <text:p text:style-name="P2">1911 0.77</text:p>
      <text:p text:style-name="P2"/>
      <text:p text:style-name="P2">12 - F</text:p>
      <text:p text:style-name="P2">0107 5.41</text:p>
      <text:p text:style-name="P2">0731 0.60</text:p>
      <text:p text:style-name="P2">1327 5.61</text:p>
      <text:p text:style-name="P2">1951 0.45</text:p>
      <text:p text:style-name="P2"/>
      <text:p text:style-name="P2">13 - SA</text:p>
      <text:p text:style-name="P2">0147 5.78</text:p>
      <text:p text:style-name="P2">0810 0.32</text:p>
      <text:p text:style-name="P2">1407 5.92</text:p>
      <text:p text:style-name="P2">2029 0.23</text:p>
      <text:p text:style-name="P2"/>
      <text:p text:style-name="P2">14 - SU</text:p>
      <text:p text:style-name="P2">0227 6.03</text:p>
      <text:p text:style-name="P2">0847 0.17</text:p>
      <text:p text:style-name="P2">1447 6.10</text:p>
      <text:p text:style-name="P2">2106 0.14</text:p>
      <text:p text:style-name="P2"/>
      <text:p text:style-name="P2">15 - M</text:p>
      <text:p text:style-name="P2">0307 6.14</text:p>
      <text:p text:style-name="P2">0925 0.15</text:p>
      <text:p text:style-name="P2">1528 6.13</text:p>
      <text:p text:style-name="P2">2144 0.20</text:p>
      <text:p text:style-name="P2"/>
      <text:p text:style-name="P2">16 - TU</text:p>
      <text:p text:style-name="P2">0349 6.08</text:p>
      <text:p text:style-name="P2">1003 0.28</text:p>
      <text:p text:style-name="P2">1611 5.99</text:p>
      <text:p text:style-name="P2">2223 0.39</text:p>
      <text:p text:style-name="P2"/>
      <text:p text:style-name="P2">17 - W</text:p>
      <text:p text:style-name="P2">0434 5.87</text:p>
      <text:p text:style-name="P2">1043 0.53</text:p>
      <text:p text:style-name="P2">1658 5.71</text:p>
      <text:p text:style-name="P2">2305 0.69</text:p>
      <text:p text:style-name="P2"/>
      <text:p text:style-name="P2">18 - TH</text:p>
      <text:p text:style-name="P2">0523 5.52</text:p>
      <text:p text:style-name="P2">1129 0.88</text:p>
      <text:p text:style-name="P2">1750 5.32</text:p>
      <text:p text:style-name="P2">2355 1.08</text:p>
      <text:p text:style-name="P2"/>
      <text:p text:style-name="P2">19 - F</text:p>
      <text:p text:style-name="P2">0619 5.11</text:p>
      <text:p text:style-name="P2">1223 1.28</text:p>
      <text:p text:style-name="P2">1851 4.91</text:p>
      <text:p text:style-name="P2"/>
      <text:p text:style-name="P2"/>
      <text:p text:style-name="P2">20 - SA</text:p>
      <text:p text:style-name="P2">0057 1.47</text:p>
      <text:p text:style-name="P2">0727 4.74</text:p>
      <text:p text:style-name="P2">1336 1.64</text:p>
      <text:p text:style-name="P2">2007 4.61</text:p>
      <text:p text:style-name="P2"/>
      <text:p text:style-name="P2">21 - SU</text:p>
      <text:p text:style-name="P2">0221 1.75</text:p>
      <text:p text:style-name="P2">0850 4.54</text:p>
      <text:p text:style-name="P2">1511 1.78</text:p>
      <text:p text:style-name="P2">2133 4.55</text:p>
      <text:p text:style-name="P2"/>
      <text:p text:style-name="P2">22 - M</text:p>
      <text:p text:style-name="P2">0400 1.74</text:p>
      <text:p text:style-name="P2">1014 4.62</text:p>
      <text:p text:style-name="P2">1642 1.63</text:p>
      <text:p text:style-name="P2">2251 4.75</text:p>
      <text:p text:style-name="P2"/>
      <text:p text:style-name="P2">23 - TU</text:p>
      <text:p text:style-name="P2">0517 1.49</text:p>
      <text:p text:style-name="P2">1124 4.89</text:p>
      <text:p text:style-name="P2">1746 1.34</text:p>
      <text:p text:style-name="P2">2353 5.05</text:p>
      <text:p text:style-name="P2"/>
      <text:p text:style-name="P2">24 - W</text:p>
      <text:p text:style-name="P2">0612 1.19</text:p>
      <text:p text:style-name="P2">1220 5.20</text:p>
      <text:p text:style-name="P2">1834 1.05</text:p>
      <text:p text:style-name="P2"/>
      <text:p text:style-name="P2"/>
      <text:p text:style-name="P2">25 - TH</text:p>
      <text:p text:style-name="P2">0044 5.34</text:p>
      <text:p text:style-name="P2">0654 0.93</text:p>
      <text:p text:style-name="P2">1306 5.45</text:p>
      <text:p text:style-name="P2">1913 0.82</text:p>
      <text:p text:style-name="P2"/>
      <text:p text:style-name="P2">26 - F</text:p>
      <text:p text:style-name="P2">0127 5.53</text:p>
      <text:p text:style-name="P2">0730 0.74</text:p>
      <text:p text:style-name="P2">1347 5.58</text:p>
      <text:p text:style-name="P2">1946 0.68</text:p>
      <text:p text:style-name="P2"/>
      <text:p text:style-name="P2">27 - SA</text:p>
      <text:p text:style-name="P2">0205 5.61</text:p>
      <text:p text:style-name="P2">0802 0.64</text:p>
      <text:p text:style-name="P2">1423 5.60</text:p>
      <text:p text:style-name="P2">2017 0.62</text:p>
      <text:p text:style-name="P2"/>
      <text:p text:style-name="P2">28 - SU</text:p>
      <text:p text:style-name="P2">0239 5.56</text:p>
      <text:p text:style-name="P2">0832 0.63</text:p>
      <text:p text:style-name="P2">1454 5.50</text:p>
      <text:p text:style-name="P2">2047 0.65</text:p>
      <text:p text:style-name="P2"/>
      <text:p text:style-name="P2">29 - M</text:p>
      <text:p text:style-name="P2">0309 5.43</text:p>
      <text:p text:style-name="P2">0902 0.69</text:p>
      <text:p text:style-name="P2">1522 5.33</text:p>
      <text:p text:style-name="P2">2117 0.75</text:p>
      <text:p text:style-name="P2"/>
      <text:p text:style-name="P2">30 - TU</text:p>
      <text:p text:style-name="P2">0334 5.23</text:p>
      <text:p text:style-name="P2">0933 0.83</text:p>
      <text:p text:style-name="P2">1545 5.13</text:p>
      <text:p text:style-name="P2">2149 0.93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October</text:p>
      <text:p text:style-name="P2"/>
      <text:p text:style-name="P2"/>
      <text:p text:style-name="P2"/>
      <text:p text:style-name="P2"/>
      <text:p text:style-name="P2"/>
      <text:p text:style-name="P2">1 - W</text:p>
      <text:p text:style-name="P2">0355 5.02</text:p>
      <text:p text:style-name="P2">1005 1.04</text:p>
      <text:p text:style-name="P2">1606 4.92</text:p>
      <text:p text:style-name="P2">2222 1.16</text:p>
      <text:p text:style-name="P2"/>
      <text:p text:style-name="P2">2 - TH</text:p>
      <text:p text:style-name="P2">0417 4.81</text:p>
      <text:p text:style-name="P2">1039 1.30</text:p>
      <text:p text:style-name="P2">1630 4.70</text:p>
      <text:p text:style-name="P2">2258 1.44</text:p>
      <text:p text:style-name="P2"/>
      <text:p text:style-name="P2">3 - F</text:p>
      <text:p text:style-name="P2">0445 4.59</text:p>
      <text:p text:style-name="P2">1118 1.60</text:p>
      <text:p text:style-name="P2">1702 4.47</text:p>
      <text:p text:style-name="P2">2340 1.75</text:p>
      <text:p text:style-name="P2"/>
      <text:p text:style-name="P2">4 - SA</text:p>
      <text:p text:style-name="P2">0523 4.34</text:p>
      <text:p text:style-name="P2">1206 1.90</text:p>
      <text:p text:style-name="P2">1748 4.21</text:p>
      <text:p text:style-name="P2"/>
      <text:p text:style-name="P2"/>
      <text:p text:style-name="P2">5 - SU</text:p>
      <text:p text:style-name="P2">0037 2.04</text:p>
      <text:p text:style-name="P2">0619 4.09</text:p>
      <text:p text:style-name="P2">1316 2.15</text:p>
      <text:p text:style-name="P2">1856 3.98</text:p>
      <text:p text:style-name="P2"/>
      <text:p text:style-name="P2">6 - M</text:p>
      <text:p text:style-name="P2">0202 2.20</text:p>
      <text:p text:style-name="P2">0743 3.93</text:p>
      <text:p text:style-name="P2">1450 2.18</text:p>
      <text:p text:style-name="P2">2036 3.94</text:p>
      <text:p text:style-name="P2"/>
      <text:p text:style-name="P2">7 - TU</text:p>
      <text:p text:style-name="P2">0335 2.08</text:p>
      <text:p text:style-name="P2">0927 4.04</text:p>
      <text:p text:style-name="P2">1614 1.92</text:p>
      <text:p text:style-name="P2">2211 4.21</text:p>
      <text:p text:style-name="P2"/>
      <text:p text:style-name="P2">8 - W</text:p>
      <text:p text:style-name="P2">0447 1.72</text:p>
      <text:p text:style-name="P2">1045 4.43</text:p>
      <text:p text:style-name="P2">1716 1.49</text:p>
      <text:p text:style-name="P2">2313 4.66</text:p>
      <text:p text:style-name="P2"/>
      <text:p text:style-name="P2">9 - TH</text:p>
      <text:p text:style-name="P2">0541 1.26</text:p>
      <text:p text:style-name="P2">1138 4.91</text:p>
      <text:p text:style-name="P2">1805 1.04</text:p>
      <text:p text:style-name="P2"/>
      <text:p text:style-name="P2"/>
      <text:p text:style-name="P2">10 - F</text:p>
      <text:p text:style-name="P2">0001 5.15</text:p>
      <text:p text:style-name="P2">0627 0.82</text:p>
      <text:p text:style-name="P2">1223 5.39</text:p>
      <text:p text:style-name="P2">1848 0.62</text:p>
      <text:p text:style-name="P2"/>
      <text:p text:style-name="P2">11 - SA</text:p>
      <text:p text:style-name="P2">0043 5.60</text:p>
      <text:p text:style-name="P2">0708 0.45</text:p>
      <text:p text:style-name="P2">1304 5.80</text:p>
      <text:p text:style-name="P2">1927 0.30</text:p>
      <text:p text:style-name="P2"/>
      <text:p text:style-name="P2">12 - SU</text:p>
      <text:p text:style-name="P2">0124 5.96</text:p>
      <text:p text:style-name="P2">0746 0.19</text:p>
      <text:p text:style-name="P2">1345 6.09</text:p>
      <text:p text:style-name="P2">2005 0.11</text:p>
      <text:p text:style-name="P2"/>
      <text:p text:style-name="P2">13 - M</text:p>
      <text:p text:style-name="P2">0205 6.18</text:p>
      <text:p text:style-name="P2">0824 0.07</text:p>
      <text:p text:style-name="P2">1425 6.23</text:p>
      <text:p text:style-name="P2">2042 0.06</text:p>
      <text:p text:style-name="P2"/>
      <text:p text:style-name="P2">14 - TU</text:p>
      <text:p text:style-name="P2">0246 6.23</text:p>
      <text:p text:style-name="P2">0901 0.09</text:p>
      <text:p text:style-name="P2">1507 6.20</text:p>
      <text:p text:style-name="P2">2119 0.16</text:p>
      <text:p text:style-name="P2"/>
      <text:p text:style-name="P2">15 - W</text:p>
      <text:p text:style-name="P2">0328 6.12</text:p>
      <text:p text:style-name="P2">0939 0.26</text:p>
      <text:p text:style-name="P2">1550 6.00</text:p>
      <text:p text:style-name="P2">2159 0.39</text:p>
      <text:p text:style-name="P2"/>
      <text:p text:style-name="P2">16 - TH</text:p>
      <text:p text:style-name="P2">0413 5.84</text:p>
      <text:p text:style-name="P2">1019 0.56</text:p>
      <text:p text:style-name="P2">1637 5.66</text:p>
      <text:p text:style-name="P2">2241 0.74</text:p>
      <text:p text:style-name="P2"/>
      <text:p text:style-name="P2">17 - F</text:p>
      <text:p text:style-name="P2">0502 5.45</text:p>
      <text:p text:style-name="P2">1105 0.95</text:p>
      <text:p text:style-name="P2">1730 5.23</text:p>
      <text:p text:style-name="P2">2331 1.16</text:p>
      <text:p text:style-name="P2"/>
      <text:p text:style-name="P2">18 - SA</text:p>
      <text:p text:style-name="P2">0600 5.00</text:p>
      <text:p text:style-name="P2">1200 1.37</text:p>
      <text:p text:style-name="P2">1833 4.80</text:p>
      <text:p text:style-name="P2"/>
      <text:p text:style-name="P2"/>
      <text:p text:style-name="P2">19 - SU</text:p>
      <text:p text:style-name="P2">0034 1.57</text:p>
      <text:p text:style-name="P2">0710 4.62</text:p>
      <text:p text:style-name="P2">1314 1.74</text:p>
      <text:p text:style-name="P2">1952 4.50</text:p>
      <text:p text:style-name="P2"/>
      <text:p text:style-name="P2">20 - M</text:p>
      <text:p text:style-name="P2">0201 1.84</text:p>
      <text:p text:style-name="P2">0835 4.45</text:p>
      <text:p text:style-name="P2">1452 1.87</text:p>
      <text:p text:style-name="P2">2119 4.47</text:p>
      <text:p text:style-name="P2"/>
      <text:p text:style-name="P2">21 - TU</text:p>
      <text:p text:style-name="P2">0340 1.81</text:p>
      <text:p text:style-name="P2">0959 4.55</text:p>
      <text:p text:style-name="P2">1621 1.71</text:p>
      <text:p text:style-name="P2">2234 4.68</text:p>
      <text:p text:style-name="P2"/>
      <text:p text:style-name="P2">22 - W</text:p>
      <text:p text:style-name="P2">0455 1.57</text:p>
      <text:p text:style-name="P2">1106 4.82</text:p>
      <text:p text:style-name="P2">1723 1.43</text:p>
      <text:p text:style-name="P2">2334 4.96</text:p>
      <text:p text:style-name="P2"/>
      <text:p text:style-name="P2">23 - TH</text:p>
      <text:p text:style-name="P2">0547 1.29</text:p>
      <text:p text:style-name="P2">1159 5.10</text:p>
      <text:p text:style-name="P2">1807 1.16</text:p>
      <text:p text:style-name="P2"/>
      <text:p text:style-name="P2"/>
      <text:p text:style-name="P2">24 - F</text:p>
      <text:p text:style-name="P2">0022 5.21</text:p>
      <text:p text:style-name="P2">0626 1.05</text:p>
      <text:p text:style-name="P2">1243 5.31</text:p>
      <text:p text:style-name="P2">1843 0.95</text:p>
      <text:p text:style-name="P2"/>
      <text:p text:style-name="P2">25 - SA</text:p>
      <text:p text:style-name="P2">0102 5.37</text:p>
      <text:p text:style-name="P2">0700 0.87</text:p>
      <text:p text:style-name="P2">1321 5.41</text:p>
      <text:p text:style-name="P2">1915 0.81</text:p>
      <text:p text:style-name="P2"/>
      <text:p text:style-name="P2">26 - SU</text:p>
      <text:p text:style-name="P2">0138 5.43</text:p>
      <text:p text:style-name="P2">0731 0.77</text:p>
      <text:p text:style-name="P2">1354 5.42</text:p>
      <text:p text:style-name="P2">1946 0.74</text:p>
      <text:p text:style-name="P2"/>
      <text:p text:style-name="P2">27 - M</text:p>
      <text:p text:style-name="P2">0209 5.39</text:p>
      <text:p text:style-name="P2">0801 0.73</text:p>
      <text:p text:style-name="P2">1422 5.34</text:p>
      <text:p text:style-name="P2">2016 0.74</text:p>
      <text:p text:style-name="P2"/>
      <text:p text:style-name="P2">28 - TU</text:p>
      <text:p text:style-name="P2">0235 5.29</text:p>
      <text:p text:style-name="P2">0832 0.77</text:p>
      <text:p text:style-name="P2">1446 5.23</text:p>
      <text:p text:style-name="P2">2047 0.81</text:p>
      <text:p text:style-name="P2"/>
      <text:p text:style-name="P2">29 - W</text:p>
      <text:p text:style-name="P2">0257 5.16</text:p>
      <text:p text:style-name="P2">0903 0.87</text:p>
      <text:p text:style-name="P2">1507 5.10</text:p>
      <text:p text:style-name="P2">2119 0.95</text:p>
      <text:p text:style-name="P2"/>
      <text:p text:style-name="P2">30 - TH</text:p>
      <text:p text:style-name="P2">0318 5.03</text:p>
      <text:p text:style-name="P2">0936 1.04</text:p>
      <text:p text:style-name="P2">1531 4.96</text:p>
      <text:p text:style-name="P2">2153 1.14</text:p>
      <text:p text:style-name="P2"/>
      <text:p text:style-name="P2">31 - F</text:p>
      <text:p text:style-name="P2">0344 4.89</text:p>
      <text:p text:style-name="P2">1011 1.26</text:p>
      <text:p text:style-name="P2">1600 4.81</text:p>
      <text:p text:style-name="P2">2231 1.38</text:p>
      <text:p text:style-name="P2"/>
      <text:p text:style-name="P2">November</text:p>
      <text:p text:style-name="P2"/>
      <text:p text:style-name="P2"/>
      <text:p text:style-name="P2"/>
      <text:p text:style-name="P2"/>
      <text:p text:style-name="P2"/>
      <text:p text:style-name="P2">1 - SA</text:p>
      <text:p text:style-name="P2">0418 4.71</text:p>
      <text:p text:style-name="P2">1052 1.52</text:p>
      <text:p text:style-name="P2">1639 4.61</text:p>
      <text:p text:style-name="P2">2315 1.65</text:p>
      <text:p text:style-name="P2"/>
      <text:p text:style-name="P2">2 - SU</text:p>
      <text:p text:style-name="P2">0503 4.49</text:p>
      <text:p text:style-name="P2">1142 1.78</text:p>
      <text:p text:style-name="P2">1730 4.38</text:p>
      <text:p text:style-name="P2"/>
      <text:p text:style-name="P2"/>
      <text:p text:style-name="P2">3 - M</text:p>
      <text:p text:style-name="P2">0015 1.90</text:p>
      <text:p text:style-name="P2">0603 4.27</text:p>
      <text:p text:style-name="P2">1253 1.98</text:p>
      <text:p text:style-name="P2">1840 4.19</text:p>
      <text:p text:style-name="P2"/>
      <text:p text:style-name="P2">4 - TU</text:p>
      <text:p text:style-name="P2">0136 2.02</text:p>
      <text:p text:style-name="P2">0723 4.15</text:p>
      <text:p text:style-name="P2">1421 1.99</text:p>
      <text:p text:style-name="P2">2008 4.18</text:p>
      <text:p text:style-name="P2"/>
      <text:p text:style-name="P2">5 - W</text:p>
      <text:p text:style-name="P2">0303 1.90</text:p>
      <text:p text:style-name="P2">0853 4.28</text:p>
      <text:p text:style-name="P2">1541 1.75</text:p>
      <text:p text:style-name="P2">2133 4.43</text:p>
      <text:p text:style-name="P2"/>
      <text:p text:style-name="P2">6 - TH</text:p>
      <text:p text:style-name="P2">0414 1.57</text:p>
      <text:p text:style-name="P2">1008 4.62</text:p>
      <text:p text:style-name="P2">1644 1.37</text:p>
      <text:p text:style-name="P2">2238 4.84</text:p>
      <text:p text:style-name="P2"/>
      <text:p text:style-name="P2">7 - F</text:p>
      <text:p text:style-name="P2">0511 1.16</text:p>
      <text:p text:style-name="P2">1105 5.06</text:p>
      <text:p text:style-name="P2">1735 0.95</text:p>
      <text:p text:style-name="P2">2330 5.28</text:p>
      <text:p text:style-name="P2"/>
      <text:p text:style-name="P2">8 - SA</text:p>
      <text:p text:style-name="P2">0558 0.76</text:p>
      <text:p text:style-name="P2">1154 5.49</text:p>
      <text:p text:style-name="P2">1820 0.59</text:p>
      <text:p text:style-name="P2"/>
      <text:p text:style-name="P2"/>
      <text:p text:style-name="P2">9 - SU</text:p>
      <text:p text:style-name="P2">0017 5.68</text:p>
      <text:p text:style-name="P2">0641 0.44</text:p>
      <text:p text:style-name="P2">1239 5.84</text:p>
      <text:p text:style-name="P2">1902 0.32</text:p>
      <text:p text:style-name="P2"/>
      <text:p text:style-name="P2">10 - M</text:p>
      <text:p text:style-name="P2">0101 5.98</text:p>
      <text:p text:style-name="P2">0722 0.22</text:p>
      <text:p text:style-name="P2">1322 6.08</text:p>
      <text:p text:style-name="P2">1941 0.17</text:p>
      <text:p text:style-name="P2"/>
      <text:p text:style-name="P2">11 - TU</text:p>
      <text:p text:style-name="P2">0144 6.14</text:p>
      <text:p text:style-name="P2">0801 0.14</text:p>
      <text:p text:style-name="P2">1405 6.16</text:p>
      <text:p text:style-name="P2">2020 0.15</text:p>
      <text:p text:style-name="P2"/>
      <text:p text:style-name="P2">12 - W</text:p>
      <text:p text:style-name="P2">0227 6.15</text:p>
      <text:p text:style-name="P2">0840 0.20</text:p>
      <text:p text:style-name="P2">1449 6.09</text:p>
      <text:p text:style-name="P2">2059 0.27</text:p>
      <text:p text:style-name="P2"/>
      <text:p text:style-name="P2">13 - TH</text:p>
      <text:p text:style-name="P2">0311 6.00</text:p>
      <text:p text:style-name="P2">0920 0.38</text:p>
      <text:p text:style-name="P2">1534 5.87</text:p>
      <text:p text:style-name="P2">2140 0.51</text:p>
      <text:p text:style-name="P2"/>
      <text:p text:style-name="P2">14 - F</text:p>
      <text:p text:style-name="P2">0358 5.72</text:p>
      <text:p text:style-name="P2">1002 0.67</text:p>
      <text:p text:style-name="P2">1623 5.54</text:p>
      <text:p text:style-name="P2">2225 0.84</text:p>
      <text:p text:style-name="P2"/>
      <text:p text:style-name="P2">15 - SA</text:p>
      <text:p text:style-name="P2">0449 5.35</text:p>
      <text:p text:style-name="P2">1050 1.03</text:p>
      <text:p text:style-name="P2">1717 5.15</text:p>
      <text:p text:style-name="P2">2316 1.22</text:p>
      <text:p text:style-name="P2"/>
      <text:p text:style-name="P2">16 - SU</text:p>
      <text:p text:style-name="P2">0547 4.95</text:p>
      <text:p text:style-name="P2">1145 1.40</text:p>
      <text:p text:style-name="P2">1820 4.77</text:p>
      <text:p text:style-name="P2"/>
      <text:p text:style-name="P2"/>
      <text:p text:style-name="P2">17 - M</text:p>
      <text:p text:style-name="P2">0018 1.57</text:p>
      <text:p text:style-name="P2">0656 4.62</text:p>
      <text:p text:style-name="P2">1255 1.71</text:p>
      <text:p text:style-name="P2">1934 4.52</text:p>
      <text:p text:style-name="P2"/>
      <text:p text:style-name="P2">18 - TU</text:p>
      <text:p text:style-name="P2">0137 1.80</text:p>
      <text:p text:style-name="P2">0815 4.47</text:p>
      <text:p text:style-name="P2">1420 1.84</text:p>
      <text:p text:style-name="P2">2054 4.47</text:p>
      <text:p text:style-name="P2"/>
      <text:p text:style-name="P2">19 - W</text:p>
      <text:p text:style-name="P2">0303 1.82</text:p>
      <text:p text:style-name="P2">0932 4.51</text:p>
      <text:p text:style-name="P2">1541 1.76</text:p>
      <text:p text:style-name="P2">2206 4.59</text:p>
      <text:p text:style-name="P2"/>
      <text:p text:style-name="P2">20 - TH</text:p>
      <text:p text:style-name="P2">0415 1.68</text:p>
      <text:p text:style-name="P2">1037 4.69</text:p>
      <text:p text:style-name="P2">1643 1.58</text:p>
      <text:p text:style-name="P2">2304 4.78</text:p>
      <text:p text:style-name="P2"/>
      <text:p text:style-name="P2">21 - F</text:p>
      <text:p text:style-name="P2">0507 1.47</text:p>
      <text:p text:style-name="P2">1129 4.88</text:p>
      <text:p text:style-name="P2">1729 1.37</text:p>
      <text:p text:style-name="P2">2352 4.96</text:p>
      <text:p text:style-name="P2"/>
      <text:p text:style-name="P2">22 - SA</text:p>
      <text:p text:style-name="P2">0549 1.28</text:p>
      <text:p text:style-name="P2">1214 5.02</text:p>
      <text:p text:style-name="P2">1807 1.20</text:p>
      <text:p text:style-name="P2"/>
      <text:p text:style-name="P2"/>
      <text:p text:style-name="P2">23 - SU</text:p>
      <text:p text:style-name="P2">0033 5.07</text:p>
      <text:p text:style-name="P2">0625 1.12</text:p>
      <text:p text:style-name="P2">1251 5.10</text:p>
      <text:p text:style-name="P2">1842 1.06</text:p>
      <text:p text:style-name="P2"/>
      <text:p text:style-name="P2">24 - M</text:p>
      <text:p text:style-name="P2">0108 5.12</text:p>
      <text:p text:style-name="P2">0658 1.01</text:p>
      <text:p text:style-name="P2">1323 5.12</text:p>
      <text:p text:style-name="P2">1915 0.97</text:p>
      <text:p text:style-name="P2"/>
      <text:p text:style-name="P2">25 - TU</text:p>
      <text:p text:style-name="P2">0137 5.11</text:p>
      <text:p text:style-name="P2">0731 0.94</text:p>
      <text:p text:style-name="P2">1350 5.10</text:p>
      <text:p text:style-name="P2">1948 0.93</text:p>
      <text:p text:style-name="P2"/>
      <text:p text:style-name="P2">26 - W</text:p>
      <text:p text:style-name="P2">0202 5.08</text:p>
      <text:p text:style-name="P2">0804 0.93</text:p>
      <text:p text:style-name="P2">1414 5.07</text:p>
      <text:p text:style-name="P2">2021 0.94</text:p>
      <text:p text:style-name="P2"/>
      <text:p text:style-name="P2">27 - TH</text:p>
      <text:p text:style-name="P2">0226 5.05</text:p>
      <text:p text:style-name="P2">0839 0.96</text:p>
      <text:p text:style-name="P2">1438 5.04</text:p>
      <text:p text:style-name="P2">2056 1.00</text:p>
      <text:p text:style-name="P2"/>
      <text:p text:style-name="P2">28 - F</text:p>
      <text:p text:style-name="P2">0252 5.02</text:p>
      <text:p text:style-name="P2">0915 1.06</text:p>
      <text:p text:style-name="P2">1508 5.00</text:p>
      <text:p text:style-name="P2">2134 1.12</text:p>
      <text:p text:style-name="P2"/>
      <text:p text:style-name="P2">29 - SA</text:p>
      <text:p text:style-name="P2">0325 4.96</text:p>
      <text:p text:style-name="P2">0953 1.19</text:p>
      <text:p text:style-name="P2">1544 4.92</text:p>
      <text:p text:style-name="P2">2214 1.28</text:p>
      <text:p text:style-name="P2"/>
      <text:p text:style-name="P2">30 - SU</text:p>
      <text:p text:style-name="P2">0405 4.86</text:p>
      <text:p text:style-name="P2">1037 1.37</text:p>
      <text:p text:style-name="P2">1628 4.79</text:p>
      <text:p text:style-name="P2">2302 1.46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ecember</text:p>
      <text:p text:style-name="P2"/>
      <text:p text:style-name="P2"/>
      <text:p text:style-name="P2"/>
      <text:p text:style-name="P2"/>
      <text:p text:style-name="P2"/>
      <text:p text:style-name="P2">1 - M</text:p>
      <text:p text:style-name="P2">0453 4.72</text:p>
      <text:p text:style-name="P2">1129 1.55</text:p>
      <text:p text:style-name="P2">1722 4.65</text:p>
      <text:p text:style-name="P2">2359 1.62</text:p>
      <text:p text:style-name="P2"/>
      <text:p text:style-name="P2">2 - TU</text:p>
      <text:p text:style-name="P2">0552 4.58</text:p>
      <text:p text:style-name="P2">1233 1.68</text:p>
      <text:p text:style-name="P2">1826 4.53</text:p>
      <text:p text:style-name="P2"/>
      <text:p text:style-name="P2"/>
      <text:p text:style-name="P2">3 - W</text:p>
      <text:p text:style-name="P2">0109 1.71</text:p>
      <text:p text:style-name="P2">0702 4.51</text:p>
      <text:p text:style-name="P2">1347 1.69</text:p>
      <text:p text:style-name="P2">1940 4.53</text:p>
      <text:p text:style-name="P2"/>
      <text:p text:style-name="P2">4 - TH</text:p>
      <text:p text:style-name="P2">0225 1.64</text:p>
      <text:p text:style-name="P2">0818 4.59</text:p>
      <text:p text:style-name="P2">1501 1.55</text:p>
      <text:p text:style-name="P2">2054 4.68</text:p>
      <text:p text:style-name="P2"/>
      <text:p text:style-name="P2">5 - F</text:p>
      <text:p text:style-name="P2">0335 1.43</text:p>
      <text:p text:style-name="P2">0929 4.81</text:p>
      <text:p text:style-name="P2">1606 1.29</text:p>
      <text:p text:style-name="P2">2201 4.96</text:p>
      <text:p text:style-name="P2"/>
      <text:p text:style-name="P2">6 - SA</text:p>
      <text:p text:style-name="P2">0435 1.14</text:p>
      <text:p text:style-name="P2">1030 5.13</text:p>
      <text:p text:style-name="P2">1702 0.99</text:p>
      <text:p text:style-name="P2">2258 5.29</text:p>
      <text:p text:style-name="P2"/>
      <text:p text:style-name="P2">7 - SU</text:p>
      <text:p text:style-name="P2">0528 0.84</text:p>
      <text:p text:style-name="P2">1125 5.45</text:p>
      <text:p text:style-name="P2">1752 0.70</text:p>
      <text:p text:style-name="P2">2350 5.59</text:p>
      <text:p text:style-name="P2"/>
      <text:p text:style-name="P2">8 - M</text:p>
      <text:p text:style-name="P2">0615 0.59</text:p>
      <text:p text:style-name="P2">1215 5.72</text:p>
      <text:p text:style-name="P2">1838 0.49</text:p>
      <text:p text:style-name="P2"/>
      <text:p text:style-name="P2"/>
      <text:p text:style-name="P2">9 - TU</text:p>
      <text:p text:style-name="P2">0039 5.83</text:p>
      <text:p text:style-name="P2">0700 0.42</text:p>
      <text:p text:style-name="P2">1303 5.90</text:p>
      <text:p text:style-name="P2">1921 0.37</text:p>
      <text:p text:style-name="P2"/>
      <text:p text:style-name="P2">10 - W</text:p>
      <text:p text:style-name="P2">0126 5.95</text:p>
      <text:p text:style-name="P2">0743 0.35</text:p>
      <text:p text:style-name="P2">1349 5.97</text:p>
      <text:p text:style-name="P2">2004 0.35</text:p>
      <text:p text:style-name="P2"/>
      <text:p text:style-name="P2">11 - TH</text:p>
      <text:p text:style-name="P2">0213 5.95</text:p>
      <text:p text:style-name="P2">0825 0.38</text:p>
      <text:p text:style-name="P2">1436 5.91</text:p>
      <text:p text:style-name="P2">2046 0.44</text:p>
      <text:p text:style-name="P2"/>
      <text:p text:style-name="P2">12 - F</text:p>
      <text:p text:style-name="P2">0300 5.84</text:p>
      <text:p text:style-name="P2">0907 0.52</text:p>
      <text:p text:style-name="P2">1524 5.74</text:p>
      <text:p text:style-name="P2">2129 0.62</text:p>
      <text:p text:style-name="P2"/>
      <text:p text:style-name="P2">13 - SA</text:p>
      <text:p text:style-name="P2">0348 5.62</text:p>
      <text:p text:style-name="P2">0952 0.74</text:p>
      <text:p text:style-name="P2">1613 5.48</text:p>
      <text:p text:style-name="P2">2215 0.87</text:p>
      <text:p text:style-name="P2"/>
      <text:p text:style-name="P2">14 - SU</text:p>
      <text:p text:style-name="P2">0439 5.33</text:p>
      <text:p text:style-name="P2">1039 1.01</text:p>
      <text:p text:style-name="P2">1706 5.17</text:p>
      <text:p text:style-name="P2">2304 1.16</text:p>
      <text:p text:style-name="P2"/>
      <text:p text:style-name="P2">15 - M</text:p>
      <text:p text:style-name="P2">0534 5.01</text:p>
      <text:p text:style-name="P2">1131 1.31</text:p>
      <text:p text:style-name="P2">1803 4.86</text:p>
      <text:p text:style-name="P2">2359 1.44</text:p>
      <text:p text:style-name="P2"/>
      <text:p text:style-name="P2">16 - TU</text:p>
      <text:p text:style-name="P2">0635 4.73</text:p>
      <text:p text:style-name="P2">1229 1.57</text:p>
      <text:p text:style-name="P2">1908 4.61</text:p>
      <text:p text:style-name="P2"/>
      <text:p text:style-name="P2"/>
      <text:p text:style-name="P2">17 - W</text:p>
      <text:p text:style-name="P2">0101 1.67</text:p>
      <text:p text:style-name="P2">0742 4.52</text:p>
      <text:p text:style-name="P2">1335 1.75</text:p>
      <text:p text:style-name="P2">2017 4.46</text:p>
      <text:p text:style-name="P2"/>
      <text:p text:style-name="P2">18 - TH</text:p>
      <text:p text:style-name="P2">0210 1.80</text:p>
      <text:p text:style-name="P2">0851 4.44</text:p>
      <text:p text:style-name="P2">1444 1.82</text:p>
      <text:p text:style-name="P2">2125 4.44</text:p>
      <text:p text:style-name="P2"/>
      <text:p text:style-name="P2">19 - F</text:p>
      <text:p text:style-name="P2">0317 1.81</text:p>
      <text:p text:style-name="P2">0956 4.46</text:p>
      <text:p text:style-name="P2">1548 1.77</text:p>
      <text:p text:style-name="P2">2225 4.49</text:p>
      <text:p text:style-name="P2"/>
      <text:p text:style-name="P2">20 - SA</text:p>
      <text:p text:style-name="P2">0416 1.73</text:p>
      <text:p text:style-name="P2">1052 4.53</text:p>
      <text:p text:style-name="P2">1641 1.67</text:p>
      <text:p text:style-name="P2">2317 4.58</text:p>
      <text:p text:style-name="P2"/>
      <text:p text:style-name="P2">21 - SU</text:p>
      <text:p text:style-name="P2">0505 1.60</text:p>
      <text:p text:style-name="P2">1140 4.62</text:p>
      <text:p text:style-name="P2">1727 1.53</text:p>
      <text:p text:style-name="P2"/>
      <text:p text:style-name="P2"/>
      <text:p text:style-name="P2">22 - M</text:p>
      <text:p text:style-name="P2">0001 4.66</text:p>
      <text:p text:style-name="P2">0548 1.46</text:p>
      <text:p text:style-name="P2">1220 4.70</text:p>
      <text:p text:style-name="P2">1808 1.38</text:p>
      <text:p text:style-name="P2"/>
      <text:p text:style-name="P2">23 - TU</text:p>
      <text:p text:style-name="P2">0037 4.74</text:p>
      <text:p text:style-name="P2">0628 1.32</text:p>
      <text:p text:style-name="P2">1253 4.77</text:p>
      <text:p text:style-name="P2">1847 1.25</text:p>
      <text:p text:style-name="P2"/>
      <text:p text:style-name="P2">24 - W</text:p>
      <text:p text:style-name="P2">0108 4.81</text:p>
      <text:p text:style-name="P2">0706 1.19</text:p>
      <text:p text:style-name="P2">1322 4.85</text:p>
      <text:p text:style-name="P2">1925 1.14</text:p>
      <text:p text:style-name="P2"/>
      <text:p text:style-name="P2">25 - TH</text:p>
      <text:p text:style-name="P2">0135 4.89</text:p>
      <text:p text:style-name="P2">0743 1.09</text:p>
      <text:p text:style-name="P2">1349 4.93</text:p>
      <text:p text:style-name="P2">2002 1.05</text:p>
      <text:p text:style-name="P2"/>
      <text:p text:style-name="P2">26 - F</text:p>
      <text:p text:style-name="P2">0204 4.98</text:p>
      <text:p text:style-name="P2">0822 1.03</text:p>
      <text:p text:style-name="P2">1419 5.02</text:p>
      <text:p text:style-name="P2">2041 1.01</text:p>
      <text:p text:style-name="P2"/>
      <text:p text:style-name="P2">27 - SA</text:p>
      <text:p text:style-name="P2">0236 5.06</text:p>
      <text:p text:style-name="P2">0901 1.00</text:p>
      <text:p text:style-name="P2">1454 5.09</text:p>
      <text:p text:style-name="P2">2121 1.01</text:p>
      <text:p text:style-name="P2"/>
      <text:p text:style-name="P2">28 - SU</text:p>
      <text:p text:style-name="P2">0313 5.11</text:p>
      <text:p text:style-name="P2">0941 1.03</text:p>
      <text:p text:style-name="P2">1534 5.12</text:p>
      <text:p text:style-name="P2">2203 1.05</text:p>
      <text:p text:style-name="P2"/>
      <text:p text:style-name="P2">29 - M</text:p>
      <text:p text:style-name="P2">0356 5.12</text:p>
      <text:p text:style-name="P2">1025 1.09</text:p>
      <text:p text:style-name="P2">1619 5.10</text:p>
      <text:p text:style-name="P2">2249 1.14</text:p>
      <text:p text:style-name="P2"/>
      <text:p text:style-name="P2">30 - TU</text:p>
      <text:p text:style-name="P2">0444 5.07</text:p>
      <text:p text:style-name="P2">1113 1.19</text:p>
      <text:p text:style-name="P2">1710 5.03</text:p>
      <text:p text:style-name="P2">2340 1.24</text:p>
      <text:p text:style-name="P2"/>
      <text:p text:style-name="P2">31 - W</text:p>
      <text:p text:style-name="P2">0537 4.99</text:p>
      <text:p text:style-name="P2">1208 1.29</text:p>
      <text:p text:style-name="P2">1806 4.9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officeooo:rsid="0026d9b9"/>
    </style:style>
    <style:style style:name="MT2" style:family="text">
      <style:text-properties officeooo:rsid="0034d288"/>
    </style:style>
    <style:page-layout style:name="Mpm1">
      <style:page-layout-properties fo:page-width="21.001cm" fo:page-height="29.7cm" style:num-format="1" style:print-orientation="portrait" fo:margin-top="0.75cm" fo:margin-bottom="0.75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8"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4*" fo:start-indent="0cm" fo:end-indent="0cm"/>
          <style:column style:rel-width="1209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>
      <style:header>
        <text:p text:style-name="MP1">Bridge Command Training Area 1 – Times and heights of high and low waters - 20<text:span text:style-name="MT1">2</text:span><text:span text:style-name="MT2">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8-11-06T20:14:13.690917137</meta:creation-date>
    <meta:editing-duration>PT21H8M54S</meta:editing-duration>
    <meta:editing-cycles>17</meta:editing-cycles>
    <meta:generator>LibreOffice/7.1.1.2$MacOSX_X86_64 LibreOffice_project/fe0b08f4af1bacafe4c7ecc87ce55bb426164676</meta:generator>
    <dc:date>2022-05-12T08:41:37.520405737</dc:date>
    <meta:document-statistic meta:table-count="0" meta:image-count="0" meta:object-count="0" meta:page-count="3" meta:paragraph-count="1788" meta:word-count="3942" meta:character-count="15134" meta:non-whitespace-character-count="12979"/>
  </office:meta>
</office:document-meta>
</file>